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1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3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3_1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left="3.81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left="3.81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left="3.81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left="3.81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2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2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4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bottom="0cm" fo:margin-left="1.27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1<text:s/></text:span><text:span text:style-name="T1_2">Introduction</text:span></text:p>
      <text:p text:style-name="P2"/>
      <text:p text:style-name="P3"><text:span text:style-name="T3_1">This</text:span><text:span text:style-name="T3_2"><text:s/></text:span><text:span text:style-name="T3_3">section</text:span><text:span text:style-name="T3_4"><text:s/></text:span><text:span text:style-name="T3_5">gives</text:span><text:span text:style-name="T3_6"><text:s/></text:span><text:span text:style-name="T3_7">a</text:span><text:span text:style-name="T3_8"><text:s/></text:span><text:span text:style-name="T3_9">brief</text:span><text:span text:style-name="T3_10"><text:s/></text:span><text:span text:style-name="T3_11">overview</text:span><text:span text:style-name="T3_12"><text:s/></text:span><text:span text:style-name="T3_13">of</text:span><text:span text:style-name="T3_14"><text:s/></text:span><text:span text:style-name="T3_15">the</text:span><text:span text:style-name="T3_16"><text:s/></text:span><text:span text:style-name="T3_17">project</text:span><text:span text:style-name="T3_18">.</text:span></text:p>
      <text:p text:style-name="P4"/>
      <text:p text:style-name="P5"><text:span text:style-name="T5_1">1.1<text:s/></text:span><text:span text:style-name="T5_2">Purpose</text:span><text:span text:style-name="T5_3"><text:s/></text:span><text:span text:style-name="T5_4">of</text:span><text:span text:style-name="T5_5"><text:s/></text:span><text:span text:style-name="T5_6">application</text:span><text:span text:style-name="T5_7"><text:s/></text:span></text:p>
      <text:p text:style-name="P6"/>
      <text:p text:style-name="P7"><text:span text:style-name="T7_1">The</text:span><text:span text:style-name="T7_2"><text:s/></text:span><text:span text:style-name="T7_3">aim</text:span><text:span text:style-name="T7_4"><text:s/></text:span><text:span text:style-name="T7_5">of</text:span><text:span text:style-name="T7_6"><text:s/></text:span><text:span text:style-name="T7_7">the</text:span><text:span text:style-name="T7_8"><text:s/></text:span><text:span text:style-name="T7_9">application</text:span><text:span text:style-name="T7_10"><text:s/></text:span><text:span text:style-name="T7_11">is</text:span><text:span text:style-name="T7_12"><text:s/></text:span><text:span text:style-name="T7_13">to</text:span><text:span text:style-name="T7_14"><text:s/></text:span><text:span text:style-name="T7_15">provide</text:span><text:span text:style-name="T7_16"><text:s/></text:span><text:span text:style-name="T7_17">the</text:span><text:span text:style-name="T7_18"><text:s/></text:span><text:span text:style-name="T7_19">user</text:span><text:span text:style-name="T7_20"><text:s/></text:span><text:span text:style-name="T7_21">with</text:span><text:span text:style-name="T7_22"><text:s/></text:span><text:span text:style-name="T7_23">a</text:span><text:span text:style-name="T7_24"><text:s/></text:span><text:span text:style-name="T7_25">way</text:span><text:span text:style-name="T7_26"><text:s/></text:span><text:span text:style-name="T7_27">to</text:span><text:span text:style-name="T7_28"><text:s/></text:span><text:span text:style-name="T7_29">quickly</text:span><text:span text:style-name="T7_30"><text:s/></text:span><text:span text:style-name="T7_31">apply</text:span><text:span text:style-name="T7_32"><text:s/></text:span><text:span text:style-name="T7_33">corrections</text:span><text:span text:style-name="T7_34"><text:s/></text:span><text:span text:style-name="T7_35">and</text:span><text:span text:style-name="T7_36">/</text:span><text:span text:style-name="T7_37">or</text:span><text:span text:style-name="T7_38"><text:s/></text:span><text:span text:style-name="T7_39">filters</text:span><text:span text:style-name="T7_40"><text:s/></text:span><text:span text:style-name="T7_41">to</text:span><text:span text:style-name="T7_42"><text:s/></text:span><text:span text:style-name="T7_43">large</text:span><text:span text:style-name="T7_44"><text:s/></text:span><text:span text:style-name="T7_45">batches</text:span><text:span text:style-name="T7_46"><text:s/></text:span><text:span text:style-name="T7_47">of</text:span><text:span text:style-name="T7_48"><text:s/></text:span><text:span text:style-name="T7_49">images</text:span><text:span text:style-name="T7_50">;<text:s/></text:span><text:span text:style-name="T7_51">either</text:span><text:span text:style-name="T7_52"><text:s/></text:span><text:span text:style-name="T7_53">built</text:span><text:span text:style-name="T7_54">-</text:span><text:span text:style-name="T7_55">in</text:span><text:span text:style-name="T7_56"><text:s/></text:span><text:span text:style-name="T7_57">filters</text:span><text:span text:style-name="T7_58">,<text:s/></text:span><text:span text:style-name="T7_59">or</text:span><text:span text:style-name="T7_60"><text:s/></text:span><text:span text:style-name="T7_61">customized</text:span><text:span text:style-name="T7_62"><text:s/></text:span><text:span text:style-name="T7_63">ones</text:span><text:span text:style-name="T7_64"><text:s/></text:span><text:span text:style-name="T7_65">that</text:span><text:span text:style-name="T7_66"><text:s/></text:span><text:span text:style-name="T7_67">can</text:span><text:span text:style-name="T7_68"><text:s/></text:span><text:span text:style-name="T7_69">be</text:span><text:span text:style-name="T7_70"><text:s/></text:span><text:span text:style-name="T7_71">shared</text:span><text:span text:style-name="T7_72"><text:s/></text:span><text:span text:style-name="T7_73">or</text:span><text:span text:style-name="T7_74"><text:s/></text:span><text:span text:style-name="T7_75">made</text:span><text:span text:style-name="T7_76"><text:s/></text:span><text:span text:style-name="T7_77">by</text:span><text:span text:style-name="T7_78"><text:s/></text:span><text:span text:style-name="T7_79">one</text:span><text:span text:style-name="T7_80"><text:s/></text:span><text:span text:style-name="T7_81">self</text:span><text:span text:style-name="T7_82">.<text:s/></text:span><text:span text:style-name="T7_83">It</text:span><text:span text:style-name="T7_84">'</text:span><text:span text:style-name="T7_85">s</text:span><text:span text:style-name="T7_86"><text:s/></text:span><text:span text:style-name="T7_87">mainly</text:span><text:span text:style-name="T7_88"><text:s/></text:span><text:span text:style-name="T7_89">geared</text:span><text:span text:style-name="T7_90"><text:s/></text:span><text:span text:style-name="T7_91">towards</text:span><text:span text:style-name="T7_92"><text:s/></text:span><text:span text:style-name="T7_93">photographers</text:span><text:span text:style-name="T7_94">,<text:s/></text:span><text:span text:style-name="T7_95">who</text:span><text:span text:style-name="T7_96"><text:s/></text:span><text:span text:style-name="T7_97">take</text:span><text:span text:style-name="T7_98"><text:s/></text:span><text:span text:style-name="T7_99">large</text:span><text:span text:style-name="T7_100"><text:s/></text:span><text:span text:style-name="T7_101">amounts</text:span><text:span text:style-name="T7_102"><text:s/></text:span><text:span text:style-name="T7_103">of</text:span><text:span text:style-name="T7_104"><text:s/></text:span><text:span text:style-name="T7_105">photos</text:span><text:span text:style-name="T7_106"><text:s/></text:span><text:span text:style-name="T7_107">and</text:span><text:span text:style-name="T7_108"><text:s/></text:span><text:span text:style-name="T7_109">might</text:span><text:span text:style-name="T7_110"><text:s/></text:span><text:span text:style-name="T7_111">want</text:span><text:span text:style-name="T7_112"><text:s/></text:span><text:span text:style-name="T7_113">to</text:span><text:span text:style-name="T7_114"><text:s/></text:span><text:span text:style-name="T7_115">compress</text:span><text:span text:style-name="T7_116"><text:s/></text:span><text:span text:style-name="T7_117">or</text:span><text:span text:style-name="T7_118"><text:s/></text:span><text:span text:style-name="T7_119">apply</text:span><text:span text:style-name="T7_120"><text:s/></text:span><text:span text:style-name="T7_121">effects</text:span><text:span text:style-name="T7_122"><text:s/></text:span><text:span text:style-name="T7_123">to</text:span><text:span text:style-name="T7_124"><text:s/></text:span><text:span text:style-name="T7_125">these</text:span><text:span text:style-name="T7_126">.</text:span></text:p>
      <text:p text:style-name="P8"/>
      <text:p text:style-name="P9"><text:span text:style-name="T9_1">1.2<text:s/></text:span><text:span text:style-name="T9_2">General</text:span><text:span text:style-name="T9_3"><text:s/></text:span><text:span text:style-name="T9_4">characteristics</text:span><text:span text:style-name="T9_5"><text:s/></text:span><text:span text:style-name="T9_6">of</text:span><text:span text:style-name="T9_7"><text:s/></text:span><text:span text:style-name="T9_8">application</text:span><text:span text:style-name="T9_9"><text:s/></text:span></text:p>
      <text:p text:style-name="P10"/>
      <text:p text:style-name="P11"><text:span text:style-name="T11_1">PlatyPix</text:span><text:span text:style-name="T11_2"><text:s/></text:span><text:span text:style-name="T11_3">will</text:span><text:span text:style-name="T11_4"><text:s/></text:span><text:span text:style-name="T11_5">be</text:span><text:span text:style-name="T11_6"><text:s/></text:span><text:span text:style-name="T11_7">a</text:span><text:span text:style-name="T11_8"><text:s/></text:span><text:span text:style-name="T11_9">cross</text:span><text:span text:style-name="T11_10">-</text:span><text:span text:style-name="T11_11">platform</text:span><text:span text:style-name="T11_12"><text:s/></text:span><text:span text:style-name="T11_13">desktop</text:span><text:span text:style-name="T11_14"><text:s/></text:span><text:span text:style-name="T11_15">application</text:span><text:span text:style-name="T11_16">:<text:s/></text:span><text:span text:style-name="T11_17">any</text:span><text:span text:style-name="T11_18"><text:s/></text:span><text:span text:style-name="T11_19">machine</text:span><text:span text:style-name="T11_20"><text:s/></text:span><text:span text:style-name="T11_21">that</text:span><text:span text:style-name="T11_22"><text:s/></text:span><text:span text:style-name="T11_23">can</text:span><text:span text:style-name="T11_24"><text:s/></text:span><text:span text:style-name="T11_25">run</text:span><text:span text:style-name="T11_26"><text:s/></text:span><text:span text:style-name="T11_27">Java</text:span><text:span text:style-name="T11_28"><text:s/></text:span><text:span text:style-name="T11_29">ought</text:span><text:span text:style-name="T11_30"><text:s/></text:span><text:span text:style-name="T11_31">to</text:span><text:span text:style-name="T11_32"><text:s/></text:span><text:span text:style-name="T11_33">be</text:span><text:span text:style-name="T11_34"><text:s/></text:span><text:span text:style-name="T11_35">able</text:span><text:span text:style-name="T11_36"><text:s/></text:span><text:span text:style-name="T11_37">to</text:span><text:span text:style-name="T11_38"><text:s/></text:span><text:span text:style-name="T11_39">run</text:span><text:span text:style-name="T11_40"><text:s/></text:span><text:span text:style-name="T11_41">it</text:span><text:span text:style-name="T11_42">.<text:s/></text:span><text:span text:style-name="T11_43">The</text:span><text:span text:style-name="T11_44"><text:s/></text:span><text:span text:style-name="T11_45">design</text:span><text:span text:style-name="T11_46"><text:s/></text:span><text:span text:style-name="T11_47">will</text:span><text:span text:style-name="T11_48"><text:s/></text:span><text:span text:style-name="T11_49">focus</text:span><text:span text:style-name="T11_50"><text:s/></text:span><text:span text:style-name="T11_51">on</text:span><text:span text:style-name="T11_52"><text:s/></text:span><text:span text:style-name="T11_53">ease</text:span><text:span text:style-name="T11_54">-</text:span><text:span text:style-name="T11_55">of</text:span><text:span text:style-name="T11_56">-</text:span><text:span text:style-name="T11_57">use</text:span><text:span text:style-name="T11_58">,<text:s/></text:span><text:span text:style-name="T11_59">and</text:span><text:span text:style-name="T11_60"><text:s/></text:span><text:span text:style-name="T11_61">follow</text:span><text:span text:style-name="T11_62"><text:s/></text:span><text:span text:style-name="T11_63">a</text:span><text:span text:style-name="T11_64"><text:s/></text:span><text:span text:style-name="T11_65">wizard</text:span><text:span text:style-name="T11_66">-</text:span><text:span text:style-name="T11_67">like</text:span><text:span text:style-name="T11_68"><text:s/></text:span><text:span text:style-name="T11_69">design</text:span><text:span text:style-name="T11_70"><text:s/></text:span><text:span text:style-name="T11_71">pattern</text:span><text:span text:style-name="T11_72">.</text:span></text:p>
      <text:p text:style-name="P12"/>
      <text:p text:style-name="P13"><text:span text:style-name="T13_1">1.3<text:s/></text:span><text:span text:style-name="T13_2">Scope</text:span><text:span text:style-name="T13_3"><text:s/></text:span><text:span text:style-name="T13_4">of</text:span><text:span text:style-name="T13_5"><text:s/></text:span><text:span text:style-name="T13_6">application</text:span><text:span text:style-name="T13_7"><text:s/></text:span></text:p>
      <text:p text:style-name="P14"/>
      <text:p text:style-name="P15"><text:span text:style-name="T15_1">The</text:span><text:span text:style-name="T15_2"><text:s/></text:span><text:span text:style-name="T15_3">application</text:span><text:span text:style-name="T15_4"><text:s/></text:span><text:span text:style-name="T15_5">will</text:span><text:span text:style-name="T15_6"><text:s/></text:span><text:span text:style-name="T15_7">not</text:span><text:span text:style-name="T15_8"><text:s/></text:span><text:span text:style-name="T15_9">support</text:span><text:span text:style-name="T15_10"><text:s/></text:span><text:span text:style-name="T15_11">adding</text:span><text:span text:style-name="T15_12"><text:s/></text:span><text:span text:style-name="T15_13">different</text:span><text:span text:style-name="T15_14"><text:s/></text:span><text:span text:style-name="T15_15">filters</text:span><text:span text:style-name="T15_16"><text:s/></text:span><text:span text:style-name="T15_17">to</text:span><text:span text:style-name="T15_18"><text:s/></text:span><text:span text:style-name="T15_19">different</text:span><text:span text:style-name="T15_20"><text:s/></text:span><text:span text:style-name="T15_21">images</text:span><text:span text:style-name="T15_22"><text:s/></text:span><text:span text:style-name="T15_23">in</text:span><text:span text:style-name="T15_24"><text:s/></text:span><text:span text:style-name="T15_25">the</text:span><text:span text:style-name="T15_26"><text:s/></text:span><text:span text:style-name="T15_27">batch</text:span><text:span text:style-name="T15_28">:<text:s/></text:span><text:span text:style-name="T15_29">all</text:span><text:span text:style-name="T15_30"><text:s/></text:span><text:span text:style-name="T15_31">filters</text:span><text:span text:style-name="T15_32"><text:s/></text:span><text:span text:style-name="T15_33">will</text:span><text:span text:style-name="T15_34"><text:s/></text:span><text:span text:style-name="T15_35">be</text:span><text:span text:style-name="T15_36"><text:s/></text:span><text:span text:style-name="T15_37">applied</text:span><text:span text:style-name="T15_38"><text:s/></text:span><text:span text:style-name="T15_39">in</text:span><text:span text:style-name="T15_40"><text:s/></text:span><text:span text:style-name="T15_41">the</text:span><text:span text:style-name="T15_42"><text:s/></text:span><text:span text:style-name="T15_43">same</text:span><text:span text:style-name="T15_44"><text:s/></text:span><text:span text:style-name="T15_45">way</text:span><text:span text:style-name="T15_46"><text:s/></text:span><text:span text:style-name="T15_47">to</text:span><text:span text:style-name="T15_48"><text:s/></text:span><text:span text:style-name="T15_49">all</text:span><text:span text:style-name="T15_50"><text:s/></text:span><text:span text:style-name="T15_51">images</text:span><text:span text:style-name="T15_52">.<text:s/></text:span><text:span text:style-name="T15_53">Support</text:span><text:span text:style-name="T15_54"><text:s/></text:span><text:span text:style-name="T15_55">of</text:span><text:span text:style-name="T15_56"><text:s/></text:span><text:span text:style-name="T15_57">vector</text:span><text:span text:style-name="T15_58"><text:s/></text:span><text:span text:style-name="T15_59">images</text:span><text:span text:style-name="T15_60"><text:s/></text:span><text:span text:style-name="T15_61">will</text:span><text:span text:style-name="T15_62"><text:s/></text:span><text:span text:style-name="T15_63">not</text:span><text:span text:style-name="T15_64"><text:s/></text:span><text:span text:style-name="T15_65">be</text:span><text:span text:style-name="T15_66"><text:s/></text:span><text:span text:style-name="T15_67">included</text:span><text:span text:style-name="T15_68">.</text:span></text:p>
      <text:p text:style-name="P16"/>
      <text:p text:style-name="P17"><text:span text:style-name="T17_1">1.4<text:s/></text:span><text:span text:style-name="T17_2">Objectives</text:span><text:span text:style-name="T17_3"><text:s/></text:span><text:span text:style-name="T17_4">and</text:span><text:span text:style-name="T17_5"><text:s/></text:span><text:span text:style-name="T17_6">success</text:span><text:span text:style-name="T17_7"><text:s/></text:span><text:span text:style-name="T17_8">criteria</text:span><text:span text:style-name="T17_9"><text:s/></text:span><text:span text:style-name="T17_10">of</text:span><text:span text:style-name="T17_11"><text:s/></text:span><text:span text:style-name="T17_12">the</text:span><text:span text:style-name="T17_13"><text:s/></text:span><text:span text:style-name="T17_14">project</text:span><text:span text:style-name="T17_15"><text:s/></text:span></text:p>
      <text:p text:style-name="P18"/>
      <text:p text:style-name="P19"><text:span text:style-name="T19_1">-<text:s/></text:span><text:span text:style-name="T19_2">One</text:span><text:span text:style-name="T19_3"><text:s/></text:span><text:span text:style-name="T19_4">should</text:span><text:span text:style-name="T19_5"><text:s/></text:span><text:span text:style-name="T19_6">be</text:span><text:span text:style-name="T19_7"><text:s/></text:span><text:span text:style-name="T19_8">able</text:span><text:span text:style-name="T19_9"><text:s/></text:span><text:span text:style-name="T19_10">to</text:span><text:span text:style-name="T19_11"><text:s/></text:span><text:span text:style-name="T19_12">apply</text:span><text:span text:style-name="T19_13"><text:s/></text:span><text:span text:style-name="T19_14">filters</text:span><text:span text:style-name="T19_15"><text:s/></text:span><text:span text:style-name="T19_16">to</text:span><text:span text:style-name="T19_17"><text:s/></text:span><text:span text:style-name="T19_18">images</text:span><text:span text:style-name="T19_19"><text:s/></text:span><text:span text:style-name="T19_20">chosen</text:span><text:span text:style-name="T19_21"><text:s/></text:span><text:span text:style-name="T19_22">and</text:span><text:span text:style-name="T19_23"><text:s/></text:span><text:span text:style-name="T19_24">save</text:span><text:span text:style-name="T19_25"><text:s/></text:span><text:span text:style-name="T19_26">these</text:span><text:span text:style-name="T19_27"><text:s/></text:span><text:span text:style-name="T19_28">onto</text:span><text:span text:style-name="T19_29"><text:s/></text:span><text:span text:style-name="T19_30">the</text:span><text:span text:style-name="T19_31"><text:s/></text:span><text:span text:style-name="T19_32">harddrive</text:span><text:span text:style-name="T19_33">.</text:span></text:p>
      <text:p text:style-name="P20"/>
      <text:p text:style-name="P21"><text:span text:style-name="T21_1">-<text:s/></text:span><text:span text:style-name="T21_2">A</text:span><text:span text:style-name="T21_3"><text:s/></text:span><text:span text:style-name="T21_4">preliminary</text:span><text:span text:style-name="T21_5"><text:s/></text:span><text:span text:style-name="T21_6">result</text:span><text:span text:style-name="T21_7"><text:s/></text:span><text:span text:style-name="T21_8">of</text:span><text:span text:style-name="T21_9"><text:s/></text:span><text:span text:style-name="T21_10">the</text:span><text:span text:style-name="T21_11"><text:s/></text:span><text:span text:style-name="T21_12">added</text:span><text:span text:style-name="T21_13"><text:s/></text:span><text:span text:style-name="T21_14">filters</text:span><text:span text:style-name="T21_15"><text:s/></text:span><text:span text:style-name="T21_16">should</text:span><text:span text:style-name="T21_17"><text:s/></text:span><text:span text:style-name="T21_18">be</text:span><text:span text:style-name="T21_19"><text:s/></text:span><text:span text:style-name="T21_20">visible</text:span><text:span text:style-name="T21_21"><text:s/></text:span><text:span text:style-name="T21_22">in</text:span><text:span text:style-name="T21_23"><text:s/></text:span><text:span text:style-name="T21_24">a</text:span><text:span text:style-name="T21_25"><text:s/></text:span><text:span text:style-name="T21_26">preview</text:span><text:span text:style-name="T21_27"><text:s/></text:span><text:span text:style-name="T21_28">area</text:span><text:span text:style-name="T21_29">.</text:span></text:p>
      <text:p text:style-name="P22"/>
      <text:p text:style-name="P23"><text:span text:style-name="T23_1">-<text:s/></text:span><text:span text:style-name="T23_2">Custom</text:span><text:span text:style-name="T23_3"><text:s/></text:span><text:span text:style-name="T23_4">filters</text:span><text:span text:style-name="T23_5"><text:s/></text:span><text:span text:style-name="T23_6">should</text:span><text:span text:style-name="T23_7"><text:s/></text:span><text:span text:style-name="T23_8">be</text:span><text:span text:style-name="T23_9"><text:s/></text:span><text:span text:style-name="T23_10">able</text:span><text:span text:style-name="T23_11"><text:s/></text:span><text:span text:style-name="T23_12">to</text:span><text:span text:style-name="T23_13"><text:s/></text:span><text:span text:style-name="T23_14">be</text:span><text:span text:style-name="T23_15"><text:s/></text:span><text:span text:style-name="T23_16">verified</text:span><text:span text:style-name="T23_17"><text:s/></text:span><text:span text:style-name="T23_18">and</text:span><text:span text:style-name="T23_19"><text:s/></text:span><text:span text:style-name="T23_20">added</text:span><text:span text:style-name="T23_21"><text:s/></text:span><text:span text:style-name="T23_22">to</text:span><text:span text:style-name="T23_23"><text:s/></text:span><text:span text:style-name="T23_24">the</text:span><text:span text:style-name="T23_25"><text:s/></text:span><text:span text:style-name="T23_26">program</text:span><text:span text:style-name="T23_27">'</text:span><text:span text:style-name="T23_28">s</text:span><text:span text:style-name="T23_29"><text:s/></text:span><text:span text:style-name="T23_30">menu</text:span><text:span text:style-name="T23_31"><text:s/></text:span><text:span text:style-name="T23_32">of</text:span><text:span text:style-name="T23_33"><text:s/></text:span><text:span text:style-name="T23_34">available</text:span><text:span text:style-name="T23_35"><text:s/></text:span><text:span text:style-name="T23_36">filters</text:span><text:span text:style-name="T23_37">.</text:span></text:p>
      <text:p text:style-name="P24"/>
      <text:p text:style-name="P25"><text:span text:style-name="T25_1">-<text:s/></text:span><text:span text:style-name="T25_2">Presets</text:span><text:span text:style-name="T25_3"><text:s/>(</text:span><text:span text:style-name="T25_4">a</text:span><text:span text:style-name="T25_5"><text:s/></text:span><text:span text:style-name="T25_6">set</text:span><text:span text:style-name="T25_7"><text:s/></text:span><text:span text:style-name="T25_8">of</text:span><text:span text:style-name="T25_9"><text:s/></text:span><text:span text:style-name="T25_10">filters</text:span><text:span text:style-name="T25_11"><text:s/></text:span><text:span text:style-name="T25_12">to</text:span><text:span text:style-name="T25_13"><text:s/></text:span><text:span text:style-name="T25_14">be</text:span><text:span text:style-name="T25_15"><text:s/></text:span><text:span text:style-name="T25_16">applied</text:span><text:span text:style-name="T25_17">,<text:s/></text:span><text:span text:style-name="T25_18">along</text:span><text:span text:style-name="T25_19"><text:s/></text:span><text:span text:style-name="T25_20">with</text:span><text:span text:style-name="T25_21"><text:s/></text:span><text:span text:style-name="T25_22">needed</text:span><text:span text:style-name="T25_23"><text:s/></text:span><text:span text:style-name="T25_24">values</text:span><text:span text:style-name="T25_25">)<text:s/></text:span><text:span text:style-name="T25_26">should</text:span><text:span text:style-name="T25_27"><text:s/></text:span><text:span text:style-name="T25_28">be</text:span><text:span text:style-name="T25_29"><text:s/></text:span><text:span text:style-name="T25_30">savable</text:span><text:span text:style-name="T25_31"><text:s/></text:span><text:span text:style-name="T25_32">by</text:span><text:span text:style-name="T25_33"><text:s/></text:span><text:span text:style-name="T25_34">the</text:span><text:span text:style-name="T25_35"><text:s/></text:span><text:span text:style-name="T25_36">user</text:span><text:span text:style-name="T25_37">.</text:span></text:p>
      <text:p text:style-name="P26"/>
      <text:p text:style-name="P27"><text:span text:style-name="T27_1">-<text:s/></text:span><text:span text:style-name="T27_2">One</text:span><text:span text:style-name="T27_3"><text:s/></text:span><text:span text:style-name="T27_4">should</text:span><text:span text:style-name="T27_5"><text:s/></text:span><text:span text:style-name="T27_6">be</text:span><text:span text:style-name="T27_7"><text:s/></text:span><text:span text:style-name="T27_8">able</text:span><text:span text:style-name="T27_9"><text:s/></text:span><text:span text:style-name="T27_10">to</text:span><text:span text:style-name="T27_11"><text:s/></text:span><text:span text:style-name="T27_12">apply</text:span><text:span text:style-name="T27_13"><text:s/></text:span><text:span text:style-name="T27_14">a</text:span><text:span text:style-name="T27_15"><text:s/></text:span><text:span text:style-name="T27_16">saved</text:span><text:span text:style-name="T27_17"><text:s/></text:span><text:span text:style-name="T27_18">preset</text:span><text:span text:style-name="T27_19"><text:s/></text:span><text:span text:style-name="T27_20">to</text:span><text:span text:style-name="T27_21"><text:s/></text:span><text:span text:style-name="T27_22">their</text:span><text:span text:style-name="T27_23"><text:s/></text:span><text:span text:style-name="T27_24">image</text:span><text:span text:style-name="T27_25"><text:s/></text:span><text:span text:style-name="T27_26">batch</text:span><text:span text:style-name="T27_27"><text:s/></text:span><text:span text:style-name="T27_28">without</text:span><text:span text:style-name="T27_29"><text:s/></text:span><text:span text:style-name="T27_30">any</text:span><text:span text:style-name="T27_31"><text:s/></text:span><text:span text:style-name="T27_32">extra</text:span><text:span text:style-name="T27_33"><text:s/></text:span><text:span text:style-name="T27_34">configuration</text:span><text:span text:style-name="T27_35"><text:s/></text:span><text:span text:style-name="T27_36">of</text:span><text:span text:style-name="T27_37"><text:s/></text:span><text:span text:style-name="T27_38">filters</text:span><text:span text:style-name="T27_39">.</text:span></text:p>
      <text:p text:style-name="P28"/>
      <text:p text:style-name="P29"><text:span text:style-name="T29_1">1.5<text:s/></text:span><text:span text:style-name="T29_2">Definitions</text:span><text:span text:style-name="T29_3">,<text:s/></text:span><text:span text:style-name="T29_4">acronyms</text:span><text:span text:style-name="T29_5"><text:s/></text:span><text:span text:style-name="T29_6">and</text:span><text:span text:style-name="T29_7"><text:s/></text:span><text:span text:style-name="T29_8">abbreviations</text:span><text:span text:style-name="T29_9"><text:s/></text:span></text:p>
      <text:p text:style-name="P30"/>
      <text:p text:style-name="P31"><text:span text:style-name="T31_1">-<text:s/></text:span><text:span text:style-name="T31_2">Filter</text:span><text:span text:style-name="T31_3">:<text:s/></text:span><text:span text:style-name="T31_4">any</text:span><text:span text:style-name="T31_5"><text:s/></text:span><text:span text:style-name="T31_6">correction</text:span><text:span text:style-name="T31_7"><text:s/></text:span><text:span text:style-name="T31_8">or</text:span><text:span text:style-name="T31_9"><text:s/></text:span><text:span text:style-name="T31_10">effect</text:span><text:span text:style-name="T31_11"><text:s/></text:span><text:span text:style-name="T31_12">added</text:span><text:span text:style-name="T31_13"><text:s/></text:span><text:span text:style-name="T31_14">to</text:span><text:span text:style-name="T31_15"><text:s/></text:span><text:span text:style-name="T31_16">an</text:span><text:span text:style-name="T31_17"><text:s/></text:span><text:span text:style-name="T31_18">image</text:span><text:span text:style-name="T31_19"><text:s/></text:span><text:span text:style-name="T31_20">with</text:span><text:span text:style-name="T31_21"><text:s/></text:span><text:span text:style-name="T31_22">the</text:span><text:span text:style-name="T31_23"><text:s/></text:span><text:span text:style-name="T31_24">purpose</text:span><text:span text:style-name="T31_25"><text:s/></text:span><text:span text:style-name="T31_26">of</text:span><text:span text:style-name="T31_27"><text:s/></text:span><text:span text:style-name="T31_28">modifying</text:span><text:span text:style-name="T31_29"><text:s/></text:span><text:span text:style-name="T31_30">the</text:span><text:span text:style-name="T31_31"><text:s/></text:span><text:span text:style-name="T31_32">look</text:span><text:span text:style-name="T31_33"><text:s/></text:span><text:span text:style-name="T31_34">of</text:span><text:span text:style-name="T31_35"><text:s/></text:span><text:span text:style-name="T31_36">it</text:span><text:span text:style-name="T31_37">.</text:span></text:p>
      <text:p text:style-name="P32"/>
      <text:p text:style-name="P33"><text:span text:style-name="T33_1">-<text:s/></text:span><text:span text:style-name="T33_2">Preset</text:span><text:span text:style-name="T33_3">:<text:s/></text:span><text:span text:style-name="T33_4">a</text:span><text:span text:style-name="T33_5"><text:s/></text:span><text:span text:style-name="T33_6">set</text:span><text:span text:style-name="T33_7"><text:s/></text:span><text:span text:style-name="T33_8">of</text:span><text:span text:style-name="T33_9"><text:s/></text:span><text:span text:style-name="T33_10">filters</text:span><text:span text:style-name="T33_11"><text:s/></text:span><text:span text:style-name="T33_12">and</text:span><text:span text:style-name="T33_13"><text:s/></text:span><text:span text:style-name="T33_14">corresponding</text:span><text:span text:style-name="T33_15"><text:s/></text:span><text:span text:style-name="T33_16">values</text:span><text:span text:style-name="T33_17"><text:s/>(</text:span><text:span text:style-name="T33_18">e</text:span><text:span text:style-name="T33_19">.</text:span><text:span text:style-name="T33_20">g</text:span><text:span text:style-name="T33_21">.<text:s/></text:span><text:span text:style-name="T33_22">scaling</text:span><text:span text:style-name="T33_23"><text:s/></text:span><text:span text:style-name="T33_24">filter</text:span><text:span text:style-name="T33_25"><text:s/></text:span><text:span text:style-name="T33_26">has</text:span><text:span text:style-name="T33_27"><text:s/></text:span><text:span text:style-name="T33_28">values</text:span><text:span text:style-name="T33_29"><text:s/></text:span><text:span text:style-name="T33_30">to</text:span><text:span text:style-name="T33_31"><text:s/></text:span><text:span text:style-name="T33_32">describe</text:span><text:span text:style-name="T33_33"><text:s/></text:span><text:span text:style-name="T33_34">scaling</text:span><text:span text:style-name="T33_35"><text:s/></text:span><text:span text:style-name="T33_36">percentage</text:span><text:span text:style-name="T33_37"><text:s/></text:span><text:span text:style-name="T33_38">or</text:span><text:span text:style-name="T33_39"><text:s/></text:span><text:span text:style-name="T33_40">an</text:span><text:span text:style-name="T33_41"><text:s/></text:span><text:span text:style-name="T33_42">absolute</text:span><text:span text:style-name="T33_43"><text:s/></text:span><text:span text:style-name="T33_44">scaling</text:span><text:span text:style-name="T33_45"><text:s/></text:span><text:span text:style-name="T33_46">size</text:span><text:span text:style-name="T33_47">).</text:span></text:p>
      <text:p text:style-name="P34"/>
      <text:p text:style-name="P35"><text:span text:style-name="T35_1">-<text:s/></text:span><text:span text:style-name="T35_2">Thumbnail</text:span><text:span text:style-name="T35_3">:<text:s/></text:span><text:span text:style-name="T35_4">A</text:span><text:span text:style-name="T35_5"><text:s/></text:span><text:span text:style-name="T35_6">small</text:span><text:span text:style-name="T35_7"><text:s/></text:span><text:span text:style-name="T35_8">representation</text:span><text:span text:style-name="T35_9"><text:s/></text:span><text:span text:style-name="T35_10">of</text:span><text:span text:style-name="T35_11"><text:s/></text:span><text:span text:style-name="T35_12">a</text:span><text:span text:style-name="T35_13"><text:s/>(</text:span><text:span text:style-name="T35_14">usually</text:span><text:span text:style-name="T35_15">)<text:s/></text:span><text:span text:style-name="T35_16">larger</text:span><text:span text:style-name="T35_17"><text:s/></text:span><text:span text:style-name="T35_18">image</text:span><text:span text:style-name="T35_19">.</text:span></text:p>
      <text:p text:style-name="P36"/>
      <text:p text:style-name="P37"><text:span text:style-name="T37_1">2<text:s/></text:span><text:span text:style-name="T37_2">Proposed</text:span><text:span text:style-name="T37_3"><text:s/></text:span><text:span text:style-name="T37_4">application</text:span></text:p>
      <text:p text:style-name="P38"/>
      <text:p text:style-name="P39"><text:span text:style-name="T39_1">In</text:span><text:span text:style-name="T39_2"><text:s/></text:span><text:span text:style-name="T39_3">this</text:span><text:span text:style-name="T39_4"><text:s/></text:span><text:span text:style-name="T39_5">section</text:span><text:span text:style-name="T39_6"><text:s/></text:span><text:span text:style-name="T39_7">we</text:span><text:span text:style-name="T39_8"><text:s/></text:span><text:span text:style-name="T39_9">propose</text:span><text:span text:style-name="T39_10"><text:s/></text:span><text:span text:style-name="T39_11">an</text:span><text:span text:style-name="T39_12"><text:s/></text:span><text:span text:style-name="T39_13">application</text:span><text:span text:style-name="T39_14">.</text:span></text:p>
      <text:p text:style-name="P40"/>
      <text:p text:style-name="P41"><text:span text:style-name="T41_1">2.1<text:s/></text:span><text:span text:style-name="T41_2">Overview</text:span><text:span text:style-name="T41_3"><text:s/></text:span></text:p>
      <text:p text:style-name="P42"/>
      <text:p text:style-name="P43"><text:span text:style-name="T43_1">PlatyPix</text:span><text:span text:style-name="T43_2"><text:s/></text:span><text:span text:style-name="T43_3">will</text:span><text:span text:style-name="T43_4"><text:s/></text:span><text:span text:style-name="T43_5">present</text:span><text:span text:style-name="T43_6"><text:s/></text:span><text:span text:style-name="T43_7">a</text:span><text:span text:style-name="T43_8"><text:s/></text:span><text:span text:style-name="T43_9">screen</text:span><text:span text:style-name="T43_10"><text:s/></text:span><text:span text:style-name="T43_11">with</text:span><text:span text:style-name="T43_12"><text:s/></text:span><text:span text:style-name="T43_13">two</text:span><text:span text:style-name="T43_14"><text:s/></text:span><text:span text:style-name="T43_15">choices</text:span><text:span text:style-name="T43_16">:<text:s/></text:span><text:span text:style-name="T43_17">new</text:span><text:span text:style-name="T43_18"><text:s/></text:span><text:span text:style-name="T43_19">operation</text:span><text:span text:style-name="T43_20"><text:s/></text:span><text:span text:style-name="T43_21">or</text:span><text:span text:style-name="T43_22"><text:s/></text:span><text:span text:style-name="T43_23">load</text:span><text:span text:style-name="T43_24"><text:s/></text:span><text:span text:style-name="T43_25">operation</text:span><text:span text:style-name="T43_26">.<text:s/></text:span><text:span text:style-name="T43_27">By</text:span><text:span text:style-name="T43_28"><text:s/></text:span><text:span text:style-name="T43_29">choosing</text:span><text:span text:style-name="T43_30"><text:s/></text:span><text:span text:style-name="T43_31">new</text:span><text:span text:style-name="T43_32"><text:s/></text:span><text:span text:style-name="T43_33">operation</text:span><text:span text:style-name="T43_34">,<text:s/></text:span><text:span text:style-name="T43_35">the</text:span><text:span text:style-name="T43_36"><text:s/></text:span><text:span text:style-name="T43_37">user</text:span><text:span text:style-name="T43_38"><text:s/></text:span><text:span text:style-name="T43_39">will</text:span><text:span text:style-name="T43_40"><text:s/></text:span><text:span text:style-name="T43_41">be</text:span><text:span text:style-name="T43_42"><text:s/></text:span><text:span text:style-name="T43_43">prompted</text:span><text:span text:style-name="T43_44"><text:s/></text:span><text:span text:style-name="T43_45">to</text:span><text:span text:style-name="T43_46"><text:s/></text:span><text:span text:style-name="T43_47">add</text:span><text:span text:style-name="T43_48"><text:s/></text:span><text:span text:style-name="T43_49">images</text:span><text:span text:style-name="T43_50"><text:s/></text:span><text:span text:style-name="T43_51">to</text:span><text:span text:style-name="T43_52"><text:s/></text:span><text:span text:style-name="T43_53">the</text:span><text:span text:style-name="T43_54"><text:s/></text:span><text:span text:style-name="T43_55">batch</text:span><text:span text:style-name="T43_56">.<text:s/></text:span><text:span text:style-name="T43_57">Then</text:span><text:span text:style-name="T43_58"><text:s/></text:span><text:span text:style-name="T43_59">they</text:span><text:span text:style-name="T43_60"><text:s/></text:span><text:span text:style-name="T43_61">will</text:span><text:span text:style-name="T43_62"><text:s/></text:span><text:span text:style-name="T43_63">be</text:span><text:span text:style-name="T43_64"><text:s/></text:span><text:span text:style-name="T43_65">able</text:span><text:span text:style-name="T43_66"><text:s/></text:span><text:span text:style-name="T43_67">to</text:span><text:span text:style-name="T43_68"><text:s/></text:span><text:span text:style-name="T43_69">add</text:span><text:span text:style-name="T43_70"><text:s/></text:span><text:span text:style-name="T43_71">filters</text:span><text:span text:style-name="T43_72"><text:s/></text:span><text:span text:style-name="T43_73">to</text:span><text:span text:style-name="T43_74"><text:s/></text:span><text:span text:style-name="T43_75">the</text:span><text:span text:style-name="T43_76"><text:s/></text:span><text:span text:style-name="T43_77">batch</text:span><text:span text:style-name="T43_78"><text:s/></text:span><text:span text:style-name="T43_79">from</text:span><text:span text:style-name="T43_80"><text:s/></text:span><text:span text:style-name="T43_81">a</text:span><text:span text:style-name="T43_82"><text:s/></text:span><text:span text:style-name="T43_83">list</text:span><text:span text:style-name="T43_84">.<text:s/></text:span><text:span text:style-name="T43_85">When</text:span><text:span text:style-name="T43_86"><text:s/></text:span><text:span text:style-name="T43_87">a</text:span><text:span text:style-name="T43_88"><text:s/></text:span><text:span text:style-name="T43_89">filter</text:span><text:span text:style-name="T43_90"><text:s/></text:span><text:span text:style-name="T43_91">is</text:span><text:span text:style-name="T43_92"><text:s/></text:span><text:span text:style-name="T43_93">added</text:span><text:span text:style-name="T43_94">,<text:s/></text:span><text:span text:style-name="T43_95">a</text:span><text:span text:style-name="T43_96"><text:s/></text:span><text:span text:style-name="T43_97">view</text:span><text:span text:style-name="T43_98"><text:s/></text:span><text:span text:style-name="T43_99">with</text:span><text:span text:style-name="T43_100"><text:s/></text:span><text:span text:style-name="T43_101">a</text:span><text:span text:style-name="T43_102"><text:s/></text:span><text:span text:style-name="T43_103">preview</text:span><text:span text:style-name="T43_104"><text:s/></text:span><text:span text:style-name="T43_105">area</text:span><text:span text:style-name="T43_106"><text:s/></text:span><text:span text:style-name="T43_107">and</text:span><text:span text:style-name="T43_108"><text:s/></text:span><text:span text:style-name="T43_109">a</text:span><text:span text:style-name="T43_110"><text:s/></text:span><text:span text:style-name="T43_111">filter</text:span><text:span text:style-name="T43_112"><text:s/></text:span><text:span text:style-name="T43_113">settings</text:span><text:span text:style-name="T43_114"><text:s/></text:span><text:span text:style-name="T43_115">area</text:span><text:span text:style-name="T43_116"><text:s/></text:span><text:span text:style-name="T43_117">will</text:span><text:span text:style-name="T43_118"><text:s/></text:span><text:span text:style-name="T43_119">be</text:span><text:span text:style-name="T43_120"><text:s/></text:span><text:span text:style-name="T43_121">shown</text:span><text:span text:style-name="T43_122">.<text:s/></text:span><text:span text:style-name="T43_123">The</text:span><text:span text:style-name="T43_124"><text:s/></text:span><text:span text:style-name="T43_125">user</text:span><text:span text:style-name="T43_126"><text:s/></text:span><text:span text:style-name="T43_127">can</text:span><text:span text:style-name="T43_128"><text:s/></text:span><text:span text:style-name="T43_129">add</text:span><text:span text:style-name="T43_130"><text:s/></text:span><text:span text:style-name="T43_131">several</text:span><text:span text:style-name="T43_132"><text:s/></text:span><text:span text:style-name="T43_133">filters</text:span><text:span text:style-name="T43_134"><text:s/></text:span><text:span text:style-name="T43_135">and</text:span><text:span text:style-name="T43_136"><text:s/></text:span><text:span text:style-name="T43_137">navigate</text:span><text:span text:style-name="T43_138"><text:s/></text:span><text:span text:style-name="T43_139">between</text:span><text:span text:style-name="T43_140"><text:s/></text:span><text:span text:style-name="T43_141">added</text:span><text:span text:style-name="T43_142"><text:s/></text:span><text:span text:style-name="T43_143">filters</text:span><text:span text:style-name="T43_144"><text:s/></text:span><text:span text:style-name="T43_145">in</text:span><text:span text:style-name="T43_146"><text:s/></text:span><text:span text:style-name="T43_147">the</text:span><text:span text:style-name="T43_148"><text:s/></text:span><text:span text:style-name="T43_149">program</text:span><text:span text:style-name="T43_150">.<text:s/></text:span><text:span text:style-name="T43_151">They</text:span><text:span text:style-name="T43_152"><text:s/></text:span><text:span text:style-name="T43_153">finish</text:span><text:span text:style-name="T43_154"><text:s/></text:span><text:span text:style-name="T43_155">the</text:span><text:span text:style-name="T43_156"><text:s/></text:span><text:span text:style-name="T43_157">operation</text:span><text:span text:style-name="T43_158"><text:s/></text:span><text:span text:style-name="T43_159">by</text:span><text:span text:style-name="T43_160"><text:s/></text:span><text:span text:style-name="T43_161">saving</text:span><text:span text:style-name="T43_162"><text:s/></text:span><text:span text:style-name="T43_163">the</text:span><text:span text:style-name="T43_164"><text:s/></text:span><text:span text:style-name="T43_165">files</text:span><text:span text:style-name="T43_166"><text:s/></text:span><text:span text:style-name="T43_167">to</text:span><text:span text:style-name="T43_168"><text:s/></text:span><text:span text:style-name="T43_169">a</text:span><text:span text:style-name="T43_170"><text:s/></text:span><text:span text:style-name="T43_171">specified</text:span><text:span text:style-name="T43_172"><text:s/></text:span><text:span text:style-name="T43_173">path</text:span><text:span text:style-name="T43_174"><text:s/></text:span><text:span text:style-name="T43_175">in</text:span><text:span text:style-name="T43_176"><text:s/></text:span><text:span text:style-name="T43_177">a</text:span><text:span text:style-name="T43_178"><text:s/></text:span><text:span text:style-name="T43_179">specified</text:span><text:span text:style-name="T43_180"><text:s/></text:span><text:span text:style-name="T43_181">format</text:span><text:span text:style-name="T43_182">.<text:s/></text:span></text:p>
      <text:p text:style-name="P44"/>
      <text:p text:style-name="P45"><text:span text:style-name="T45_1">2.2<text:s/></text:span><text:span text:style-name="T45_2">Functional</text:span><text:span text:style-name="T45_3"><text:s/></text:span><text:span text:style-name="T45_4">requirements</text:span></text:p>
      <text:p text:style-name="P46"/>
      <text:p text:style-name="P47"><text:span text:style-name="T47_1">The</text:span><text:span text:style-name="T47_2"><text:s/></text:span><text:span text:style-name="T47_3">user</text:span><text:span text:style-name="T47_4"><text:s/></text:span><text:span text:style-name="T47_5">should</text:span><text:span text:style-name="T47_6"><text:s/></text:span><text:span text:style-name="T47_7">be</text:span><text:span text:style-name="T47_8"><text:s/></text:span><text:span text:style-name="T47_9">able</text:span><text:span text:style-name="T47_10"><text:s/></text:span><text:span text:style-name="T47_11">to</text:span><text:span text:style-name="T47_12">:</text:span></text:p>
      <text:p text:style-name="P48"/>
      <text:list text:style-name="LS1" xml:id="list0">
        <text:list-item>
          <text:p text:style-name="P49"><text:span text:style-name="T49_1">Load</text:span><text:span text:style-name="T49_2"><text:s/></text:span><text:span text:style-name="T49_3">images</text:span><text:span text:style-name="T49_4"><text:s/></text:span><text:span text:style-name="T49_5">to</text:span><text:span text:style-name="T49_6"><text:s/></text:span><text:span text:style-name="T49_7">the</text:span><text:span text:style-name="T49_8"><text:s/></text:span><text:span text:style-name="T49_9">batch</text:span><text:span text:style-name="T49_10"><text:s/></text:span><text:span text:style-name="T49_11">with</text:span><text:span text:style-name="T49_12"><text:s/></text:span><text:span text:style-name="T49_13">a</text:span><text:span text:style-name="T49_14"><text:s/></text:span><text:span text:style-name="T49_15">file</text:span><text:span text:style-name="T49_16"><text:s/></text:span><text:span text:style-name="T49_17">chooser</text:span><text:span text:style-name="T49_18"><text:s/></text:span><text:span text:style-name="T49_19">dialog</text:span><text:span text:style-name="T49_20"><text:s/>(</text:span><text:span text:style-name="T49_21">and</text:span><text:span text:style-name="T49_22"><text:s/></text:span><text:span text:style-name="T49_23">possibly</text:span><text:span text:style-name="T49_24"><text:s/></text:span><text:span text:style-name="T49_25">drag</text:span><text:span text:style-name="T49_26">-</text:span><text:span text:style-name="T49_27">and</text:span><text:span text:style-name="T49_28">-</text:span><text:span text:style-name="T49_29">drop</text:span><text:span text:style-name="T49_30">).<text:s/></text:span><text:span text:style-name="T49_31">Common</text:span><text:span text:style-name="T49_32"><text:s/></text:span><text:span text:style-name="T49_33">to</text:span><text:span text:style-name="T49_34"><text:s/></text:span><text:span text:style-name="T49_35">semi</text:span><text:span text:style-name="T49_36">-</text:span><text:span text:style-name="T49_37">common</text:span><text:span text:style-name="T49_38"><text:s/></text:span><text:span text:style-name="T49_39">bitmaps</text:span><text:span text:style-name="T49_40">-</text:span><text:span text:style-name="T49_41">based</text:span><text:span text:style-name="T49_42"><text:s/></text:span><text:span text:style-name="T49_43">formats</text:span><text:span text:style-name="T49_44"><text:s/></text:span><text:span text:style-name="T49_45">only</text:span><text:span text:style-name="T49_46">:<text:s/></text:span><text:span text:style-name="T49_47">jpg</text:span><text:span text:style-name="T49_48">,<text:s/></text:span><text:span text:style-name="T49_49">png</text:span><text:span text:style-name="T49_50">,<text:s/></text:span><text:span text:style-name="T49_51">bmp</text:span><text:span text:style-name="T49_52">,<text:s/></text:span><text:span text:style-name="T49_53">gif</text:span><text:span text:style-name="T49_54">,<text:s/></text:span><text:span text:style-name="T49_55">tiff</text:span><text:span text:style-name="T49_56">,<text:s/></text:span><text:span text:style-name="T49_57">possibly</text:span><text:span text:style-name="T49_58"><text:s/></text:span><text:span text:style-name="T49_59">RAW</text:span><text:span text:style-name="T49_60">. <text:s/></text:span></text:p>
        </text:list-item>
        <text:list-item>
          <text:p text:style-name="P50"><text:span text:style-name="T50_1">Add</text:span><text:span text:style-name="T50_2"><text:s/></text:span><text:span text:style-name="T50_3">filters</text:span><text:span text:style-name="T50_4"><text:s/></text:span><text:span text:style-name="T50_5">to</text:span><text:span text:style-name="T50_6"><text:s/></text:span><text:span text:style-name="T50_7">operation</text:span><text:span text:style-name="T50_8"><text:s/></text:span><text:span text:style-name="T50_9">from</text:span><text:span text:style-name="T50_10"><text:s/></text:span><text:span text:style-name="T50_11">list</text:span><text:span text:style-name="T50_12"><text:s/></text:span><text:span text:style-name="T50_13">of</text:span><text:span text:style-name="T50_14"><text:s/></text:span><text:span text:style-name="T50_15">installed</text:span><text:span text:style-name="T50_16"><text:s/></text:span><text:span text:style-name="T50_17">filters</text:span><text:span text:style-name="T50_18">.</text:span></text:p>
        </text:list-item>
        <text:list-item>
          <text:p text:style-name="P51"><text:span text:style-name="T51_1">Change</text:span><text:span text:style-name="T51_2"><text:s/></text:span><text:span text:style-name="T51_3">values</text:span><text:span text:style-name="T51_4"><text:s/></text:span><text:span text:style-name="T51_5">for</text:span><text:span text:style-name="T51_6"><text:s/></text:span><text:span text:style-name="T51_7">a</text:span><text:span text:style-name="T51_8"><text:s/></text:span><text:span text:style-name="T51_9">filter</text:span><text:span text:style-name="T51_10">,<text:s/></text:span><text:span text:style-name="T51_11">if</text:span><text:span text:style-name="T51_12"><text:s/></text:span><text:span text:style-name="T51_13">needed</text:span><text:span text:style-name="T51_14">.<text:s/></text:span><text:span text:style-name="T51_15">E</text:span><text:span text:style-name="T51_16">.</text:span><text:span text:style-name="T51_17">g</text:span><text:span text:style-name="T51_18">.<text:s/></text:span><text:span text:style-name="T51_19">percentage</text:span><text:span text:style-name="T51_20"><text:s/></text:span><text:span text:style-name="T51_21">to</text:span><text:span text:style-name="T51_22"><text:s/></text:span><text:span text:style-name="T51_23">scale</text:span><text:span text:style-name="T51_24">.</text:span></text:p>
        </text:list-item>
        <text:list-item>
          <text:p text:style-name="P52"><text:span text:style-name="T52_1">Save</text:span><text:span text:style-name="T52_2"><text:s/></text:span><text:span text:style-name="T52_3">resulting</text:span><text:span text:style-name="T52_4"><text:s/></text:span><text:span text:style-name="T52_5">images</text:span><text:span text:style-name="T52_6"><text:s/></text:span><text:span text:style-name="T52_7">to</text:span><text:span text:style-name="T52_8"><text:s/></text:span><text:span text:style-name="T52_9">disk</text:span><text:span text:style-name="T52_10"><text:s/></text:span><text:span text:style-name="T52_11">in</text:span><text:span text:style-name="T52_12"><text:s/></text:span><text:span text:style-name="T52_13">standard</text:span><text:span text:style-name="T52_14"><text:s/></text:span><text:span text:style-name="T52_15">bitmap</text:span><text:span text:style-name="T52_16">-</text:span><text:span text:style-name="T52_17">based</text:span><text:span text:style-name="T52_18"><text:s/></text:span><text:span text:style-name="T52_19">formats</text:span><text:span text:style-name="T52_20">.</text:span></text:p>
        </text:list-item>
        <text:list-item>
          <text:p text:style-name="P53"><text:span text:style-name="T53_1">Save</text:span><text:span text:style-name="T53_2"><text:s/></text:span><text:span text:style-name="T53_3">preset</text:span><text:span text:style-name="T53_4"><text:s/></text:span><text:span text:style-name="T53_5">when</text:span><text:span text:style-name="T53_6"><text:s/></text:span><text:span text:style-name="T53_7">editing</text:span><text:span text:style-name="T53_8"><text:s/></text:span><text:span text:style-name="T53_9">is</text:span><text:span text:style-name="T53_10"><text:s/></text:span><text:span text:style-name="T53_11">finished</text:span><text:span text:style-name="T53_12">.</text:span></text:p>
        </text:list-item>
        <text:list-item>
          <text:p text:style-name="P54"><text:span text:style-name="T54_1">Load</text:span><text:span text:style-name="T54_2"><text:s/></text:span><text:span text:style-name="T54_3">preset</text:span><text:span text:style-name="T54_4"><text:s/></text:span><text:span text:style-name="T54_5">and</text:span><text:span text:style-name="T54_6"><text:s/></text:span><text:span text:style-name="T54_7">apply</text:span><text:span text:style-name="T54_8"><text:s/></text:span><text:span text:style-name="T54_9">to</text:span><text:span text:style-name="T54_10"><text:s/></text:span><text:span text:style-name="T54_11">batch</text:span><text:span text:style-name="T54_12"><text:s/></text:span><text:span text:style-name="T54_13">instead</text:span><text:span text:style-name="T54_14"><text:s/></text:span><text:span text:style-name="T54_15">of</text:span><text:span text:style-name="T54_16">/</text:span><text:span text:style-name="T54_17">in</text:span><text:span text:style-name="T54_18"><text:s/></text:span><text:span text:style-name="T54_19">conjucture</text:span><text:span text:style-name="T54_20"><text:s/></text:span><text:span text:style-name="T54_21">with</text:span><text:span text:style-name="T54_22"><text:s/></text:span><text:span text:style-name="T54_23">adding</text:span><text:span text:style-name="T54_24"><text:s/></text:span><text:span text:style-name="T54_25">filters</text:span><text:span text:style-name="T54_26"><text:s/></text:span><text:span text:style-name="T54_27">manually</text:span><text:span text:style-name="T54_28">.</text:span></text:p>
        </text:list-item>
        <text:list-item>
          <text:p text:style-name="P55"><text:span text:style-name="T55_1">Choose</text:span><text:span text:style-name="T55_2"><text:s/></text:span><text:span text:style-name="T55_3">which</text:span><text:span text:style-name="T55_4"><text:s/></text:span><text:span text:style-name="T55_5">preview</text:span><text:span text:style-name="T55_6"><text:s/></text:span><text:span text:style-name="T55_7">image</text:span><text:span text:style-name="T55_8"><text:s/></text:span><text:span text:style-name="T55_9">will</text:span><text:span text:style-name="T55_10"><text:s/></text:span><text:span text:style-name="T55_11">be</text:span><text:span text:style-name="T55_12"><text:s/></text:span><text:span text:style-name="T55_13">shown</text:span><text:span text:style-name="T55_14"><text:s/></text:span><text:span text:style-name="T55_15">in</text:span><text:span text:style-name="T55_16"><text:s/></text:span><text:span text:style-name="T55_17">the</text:span><text:span text:style-name="T55_18"><text:s/></text:span><text:span text:style-name="T55_19">preview</text:span><text:span text:style-name="T55_20"><text:s/></text:span><text:span text:style-name="T55_21">area</text:span><text:span text:style-name="T55_22"><text:s/></text:span><text:span text:style-name="T55_23">when</text:span><text:span text:style-name="T55_24"><text:s/></text:span><text:span text:style-name="T55_25">applying</text:span><text:span text:style-name="T55_26"><text:s/></text:span><text:span text:style-name="T55_27">filters</text:span><text:span text:style-name="T55_28">.</text:span></text:p>
        </text:list-item>
        <text:list-item>
          <text:p text:style-name="P56"><text:span text:style-name="T56_1">Import</text:span><text:span text:style-name="T56_2"><text:s/></text:span><text:span text:style-name="T56_3">customized</text:span><text:span text:style-name="T56_4"><text:s/></text:span><text:span text:style-name="T56_5">filter</text:span><text:span text:style-name="T56_6">,<text:s/></text:span><text:span text:style-name="T56_7">which</text:span><text:span text:style-name="T56_8"><text:s/></text:span><text:span text:style-name="T56_9">will</text:span><text:span text:style-name="T56_10"><text:s/></text:span><text:span text:style-name="T56_11">be</text:span><text:span text:style-name="T56_12"><text:s/></text:span><text:span text:style-name="T56_13">a</text:span><text:span text:style-name="T56_14"><text:s/>.</text:span><text:span text:style-name="T56_15">jar</text:span><text:span text:style-name="T56_16">-</text:span><text:span text:style-name="T56_17">file</text:span><text:span text:style-name="T56_18"><text:s/></text:span><text:span text:style-name="T56_19">with</text:span><text:span text:style-name="T56_20">:</text:span></text:p>
          <text:list>
            <text:list-item>
              <text:p text:style-name="P57"><text:span text:style-name="T57_1">Filter</text:span><text:span text:style-name="T57_2">.</text:span><text:span text:style-name="T57_3">class</text:span></text:p>
              <text:list>
                <text:list-item>
                  <text:p text:style-name="P58"><text:span text:style-name="T58_1">applyFilter</text:span><text:span text:style-name="T58_2">(</text:span><text:span text:style-name="T58_3">BufferedImage</text:span><text:span text:style-name="T58_4">)<text:s/>:<text:s/></text:span><text:span text:style-name="T58_5">BufferedImage</text:span></text:p>
                </text:list-item>
                <text:list-item>
                  <text:p text:style-name="P59"><text:span text:style-name="T59_1">getFilterComponents</text:span><text:span text:style-name="T59_2">()<text:s/>:<text:s/></text:span><text:span text:style-name="T59_3">Set</text:span><text:span text:style-name="T59_4">&lt;</text:span><text:span text:style-name="T59_5">String</text:span><text:span text:style-name="T59_6">,</text:span><text:span text:style-name="T59_7">Component</text:span><text:span text:style-name="T59_8">&gt;</text:span></text:p>
                </text:list-item>
                <text:list-item>
                  <text:p text:style-name="P60"><text:span text:style-name="T60_1">description</text:span><text:span text:style-name="T60_2"><text:s/>:<text:s/></text:span><text:span text:style-name="T60_3">String</text:span></text:p>
                </text:list-item>
                <text:list-item>
                  <text:p text:style-name="P61"><text:span text:style-name="T61_1">name</text:span><text:span text:style-name="T61_2"><text:s/>:<text:s/></text:span><text:span text:style-name="T61_3">String</text:span></text:p>
                </text:list-item>
              </text:list>
            </text:list-item>
            <text:list-item>
              <text:p text:style-name="P62"><text:span text:style-name="T62_1">Additional</text:span><text:span text:style-name="T62_2"><text:s/></text:span><text:span text:style-name="T62_3">libraries</text:span><text:span text:style-name="T62_4"><text:s/></text:span><text:span text:style-name="T62_5">if</text:span><text:span text:style-name="T62_6"><text:s/></text:span><text:span text:style-name="T62_7">needed</text:span><text:span text:style-name="T62_8">.</text:span></text:p>
            </text:list-item>
          </text:list>
        </text:list-item>
        <text:list-item>
          <text:p text:style-name="P63"><text:span text:style-name="T63_1">Cancel</text:span><text:span text:style-name="T63_2"><text:s/></text:span><text:span text:style-name="T63_3">operation</text:span><text:span text:style-name="T63_4">.<text:s/></text:span><text:span text:style-name="T63_5">Will</text:span><text:span text:style-name="T63_6"><text:s/></text:span><text:span text:style-name="T63_7">bring</text:span><text:span text:style-name="T63_8"><text:s/></text:span><text:span text:style-name="T63_9">the</text:span><text:span text:style-name="T63_10"><text:s/></text:span><text:span text:style-name="T63_11">user</text:span><text:span text:style-name="T63_12"><text:s/></text:span><text:span text:style-name="T63_13">back</text:span><text:span text:style-name="T63_14"><text:s/></text:span><text:span text:style-name="T63_15">to</text:span><text:span text:style-name="T63_16"><text:s/></text:span><text:span text:style-name="T63_17">the</text:span><text:span text:style-name="T63_18"><text:s/></text:span><text:span text:style-name="T63_19">start</text:span><text:span text:style-name="T63_20"><text:s/></text:span><text:span text:style-name="T63_21">screen</text:span><text:span text:style-name="T63_22">.</text:span></text:p>
        </text:list-item>
      </text:list>
      <text:p text:style-name="P64"/>
      <text:p text:style-name="P65"/>
      <text:p text:style-name="P66"><text:span text:style-name="T66_1">2.3<text:s/></text:span><text:span text:style-name="T66_2">Non</text:span><text:span text:style-name="T66_3">-</text:span><text:span text:style-name="T66_4">functional</text:span><text:span text:style-name="T66_5"><text:s/></text:span><text:span text:style-name="T66_6">requirements</text:span><text:span text:style-name="T66_7"><text:s/></text:span></text:p>
      <text:p text:style-name="P67"/>
      <text:p text:style-name="P68"><text:span text:style-name="T68_1">2.3.1<text:s/></text:span><text:span text:style-name="T68_2">Usability</text:span><text:span text:style-name="T68_3"><text:s/></text:span></text:p>
      <text:p text:style-name="P69"/>
      <text:p text:style-name="P70"><text:span text:style-name="T70_1">The</text:span><text:span text:style-name="T70_2"><text:s/></text:span><text:span text:style-name="T70_3">application</text:span><text:span text:style-name="T70_4"><text:s/></text:span><text:span text:style-name="T70_5">will</text:span><text:span text:style-name="T70_6"><text:s/></text:span><text:span text:style-name="T70_7">focus</text:span><text:span text:style-name="T70_8"><text:s/></text:span><text:span text:style-name="T70_9">on</text:span><text:span text:style-name="T70_10"><text:s/></text:span><text:span text:style-name="T70_11">ease</text:span><text:span text:style-name="T70_12">-</text:span><text:span text:style-name="T70_13">of</text:span><text:span text:style-name="T70_14">-</text:span><text:span text:style-name="T70_15">use</text:span><text:span text:style-name="T70_16">,<text:s/></text:span><text:span text:style-name="T70_17">usability</text:span><text:span text:style-name="T70_18"><text:s/></text:span><text:span text:style-name="T70_19">is</text:span><text:span text:style-name="T70_20"><text:s/></text:span><text:span text:style-name="T70_21">therefor</text:span><text:span text:style-name="T70_22"><text:s/></text:span><text:span text:style-name="T70_23">a</text:span><text:span text:style-name="T70_24"><text:s/></text:span><text:span text:style-name="T70_25">concern</text:span><text:span text:style-name="T70_26">.<text:s/></text:span><text:span text:style-name="T70_27">The</text:span><text:span text:style-name="T70_28"><text:s/></text:span><text:span text:style-name="T70_29">way</text:span><text:span text:style-name="T70_30"><text:s/></text:span><text:span text:style-name="T70_31">to</text:span><text:span text:style-name="T70_32"><text:s/></text:span><text:span text:style-name="T70_33">use</text:span><text:span text:style-name="T70_34"><text:s/></text:span><text:span text:style-name="T70_35">the</text:span><text:span text:style-name="T70_36"><text:s/></text:span><text:span text:style-name="T70_37">program</text:span><text:span text:style-name="T70_38"><text:s/></text:span><text:span text:style-name="T70_39">should</text:span><text:span text:style-name="T70_40"><text:s/></text:span><text:span text:style-name="T70_41">be</text:span><text:span text:style-name="T70_42"><text:s/></text:span><text:span text:style-name="T70_43">clear</text:span><text:span text:style-name="T70_44"><text:s/></text:span><text:span text:style-name="T70_45">for</text:span><text:span text:style-name="T70_46"><text:s/></text:span><text:span text:style-name="T70_47">anyone</text:span><text:span text:style-name="T70_48"><text:s/></text:span><text:span text:style-name="T70_49">with</text:span><text:span text:style-name="T70_50"><text:s/></text:span><text:span text:style-name="T70_51">even</text:span><text:span text:style-name="T70_52"><text:s/></text:span><text:span text:style-name="T70_53">just</text:span><text:span text:style-name="T70_54"><text:s/></text:span><text:span text:style-name="T70_55">an</text:span><text:span text:style-name="T70_56"><text:s/></text:span><text:span text:style-name="T70_57">inkling</text:span><text:span text:style-name="T70_58"><text:s/></text:span><text:span text:style-name="T70_59">of</text:span><text:span text:style-name="T70_60"><text:s/></text:span><text:span text:style-name="T70_61">computer</text:span><text:span text:style-name="T70_62"><text:s/></text:span><text:span text:style-name="T70_63">knowledge</text:span><text:span text:style-name="T70_64">.<text:s/></text:span></text:p>
      <text:p text:style-name="P71"/>
      <text:p text:style-name="P72"><text:span text:style-name="T72_1">Minor</text:span><text:span text:style-name="T72_2"><text:s/></text:span><text:span text:style-name="T72_3">tests</text:span><text:span text:style-name="T72_4"><text:s/></text:span><text:span text:style-name="T72_5">during</text:span><text:span text:style-name="T72_6"><text:s/></text:span><text:span text:style-name="T72_7">the</text:span><text:span text:style-name="T72_8"><text:s/></text:span><text:span text:style-name="T72_9">development</text:span><text:span text:style-name="T72_10"><text:s/></text:span><text:span text:style-name="T72_11">will</text:span><text:span text:style-name="T72_12"><text:s/></text:span><text:span text:style-name="T72_13">be</text:span><text:span text:style-name="T72_14"><text:s/></text:span><text:span text:style-name="T72_15">conducted</text:span><text:span text:style-name="T72_16"><text:s/></text:span><text:span text:style-name="T72_17">with</text:span><text:span text:style-name="T72_18"><text:s/></text:span><text:span text:style-name="T72_19">a</text:span><text:span text:style-name="T72_20"><text:s/></text:span><text:span text:style-name="T72_21">novice</text:span><text:span text:style-name="T72_22"><text:s/></text:span><text:span text:style-name="T72_23">computer</text:span><text:span text:style-name="T72_24"><text:s/></text:span><text:span text:style-name="T72_25">user</text:span><text:span text:style-name="T72_26"><text:s/></text:span><text:span text:style-name="T72_27">to</text:span><text:span text:style-name="T72_28"><text:s/></text:span><text:span text:style-name="T72_29">guide</text:span><text:span text:style-name="T72_30"><text:s/></text:span><text:span text:style-name="T72_31">us</text:span><text:span text:style-name="T72_32"><text:s/></text:span><text:span text:style-name="T72_33">along</text:span><text:span text:style-name="T72_34"><text:s/></text:span><text:span text:style-name="T72_35">the</text:span><text:span text:style-name="T72_36"><text:s/></text:span><text:span text:style-name="T72_37">way</text:span><text:span text:style-name="T72_38">.<text:s/></text:span><text:span text:style-name="T72_39">Localization</text:span><text:span text:style-name="T72_40"><text:s/></text:span><text:span text:style-name="T72_41">of</text:span><text:span text:style-name="T72_42"><text:s/></text:span><text:span text:style-name="T72_43">the</text:span><text:span text:style-name="T72_44"><text:s/></text:span><text:span text:style-name="T72_45">program</text:span><text:span text:style-name="T72_46"><text:s/></text:span><text:span text:style-name="T72_47">should</text:span><text:span text:style-name="T72_48"><text:s/></text:span><text:span text:style-name="T72_49">also</text:span><text:span text:style-name="T72_50"><text:s/></text:span><text:span text:style-name="T72_51">easy</text:span><text:span text:style-name="T72_52">,<text:s/></text:span><text:span text:style-name="T72_53">but</text:span><text:span text:style-name="T72_54"><text:s/></text:span><text:span text:style-name="T72_55">adding</text:span><text:span text:style-name="T72_56"><text:s/></text:span><text:span text:style-name="T72_57">languages</text:span><text:span text:style-name="T72_58"><text:s/></text:span><text:span text:style-name="T72_59">other</text:span><text:span text:style-name="T72_60"><text:s/></text:span><text:span text:style-name="T72_61">than</text:span><text:span text:style-name="T72_62"><text:s/></text:span><text:span text:style-name="T72_63">English</text:span><text:span text:style-name="T72_64"><text:s/></text:span><text:span text:style-name="T72_65">will</text:span><text:span text:style-name="T72_66"><text:s/></text:span><text:span text:style-name="T72_67">not</text:span><text:span text:style-name="T72_68"><text:s/></text:span><text:span text:style-name="T72_69">be</text:span><text:span text:style-name="T72_70"><text:s/></text:span><text:span text:style-name="T72_71">a</text:span><text:span text:style-name="T72_72"><text:s/></text:span><text:span text:style-name="T72_73">primary</text:span><text:span text:style-name="T72_74"><text:s/></text:span><text:span text:style-name="T72_75">priority</text:span><text:span text:style-name="T72_76">.</text:span></text:p>
      <text:p text:style-name="P73"/>
      <text:p text:style-name="P74"><text:span text:style-name="T74_1">A</text:span><text:span text:style-name="T74_2"><text:s/></text:span><text:span text:style-name="T74_3">step</text:span><text:span text:style-name="T74_4">-</text:span><text:span text:style-name="T74_5">by</text:span><text:span text:style-name="T74_6">-</text:span><text:span text:style-name="T74_7">step</text:span><text:span text:style-name="T74_8">,<text:s/></text:span><text:span text:style-name="T74_9">short</text:span><text:span text:style-name="T74_10">,<text:s/></text:span><text:span text:style-name="T74_11">manual</text:span><text:span text:style-name="T74_12"><text:s/></text:span><text:span text:style-name="T74_13">will</text:span><text:span text:style-name="T74_14"><text:s/></text:span><text:span text:style-name="T74_15">be</text:span><text:span text:style-name="T74_16"><text:s/></text:span><text:span text:style-name="T74_17">available</text:span><text:span text:style-name="T74_18"><text:s/></text:span><text:span text:style-name="T74_19">from</text:span><text:span text:style-name="T74_20"><text:s/></text:span><text:span text:style-name="T74_21">the</text:span><text:span text:style-name="T74_22"><text:s/></text:span><text:span text:style-name="T74_23">GUI</text:span><text:span text:style-name="T74_24">.</text:span></text:p>
      <text:p text:style-name="P75"/>
      <text:p text:style-name="P76"><text:span text:style-name="T76_1">2.3.2<text:s/></text:span><text:span text:style-name="T76_2">Reliability</text:span><text:span text:style-name="T76_3"><text:s/></text:span></text:p>
      <text:p text:style-name="P77"/>
      <text:p text:style-name="P78"><text:span text:style-name="T78_1">The</text:span><text:span text:style-name="T78_2"><text:s/></text:span><text:span text:style-name="T78_3">application</text:span><text:span text:style-name="T78_4"><text:s/></text:span><text:span text:style-name="T78_5">should</text:span><text:span text:style-name="T78_6"><text:s/></text:span><text:span text:style-name="T78_7">reliably</text:span><text:span text:style-name="T78_8"><text:s/></text:span><text:span text:style-name="T78_9">handle</text:span><text:span text:style-name="T78_10"><text:s/></text:span><text:span text:style-name="T78_11">plugins</text:span><text:span text:style-name="T78_12"><text:s/>(</text:span><text:span text:style-name="T78_13">custom</text:span><text:span text:style-name="T78_14"><text:s/></text:span><text:span text:style-name="T78_15">filters</text:span><text:span text:style-name="T78_16">)<text:s/></text:span><text:span text:style-name="T78_17">and</text:span><text:span text:style-name="T78_18"><text:s/></text:span><text:span text:style-name="T78_19">large</text:span><text:span text:style-name="T78_20"><text:s/></text:span><text:span text:style-name="T78_21">images</text:span><text:span text:style-name="T78_22"><text:s/></text:span><text:span text:style-name="T78_23">without</text:span><text:span text:style-name="T78_24"><text:s/></text:span><text:span text:style-name="T78_25">faltering</text:span><text:span text:style-name="T78_26">.</text:span></text:p>
      <text:p text:style-name="P79"/>
      <text:p text:style-name="P80"><text:span text:style-name="T80_1">2.3.3<text:s/></text:span><text:span text:style-name="T80_2">Performance</text:span><text:span text:style-name="T80_3"><text:s/></text:span></text:p>
      <text:p text:style-name="P81"/>
      <text:p text:style-name="P82"><text:span text:style-name="T82_1">The</text:span><text:span text:style-name="T82_2"><text:s/></text:span><text:span text:style-name="T82_3">time</text:span><text:span text:style-name="T82_4"><text:s/></text:span><text:span text:style-name="T82_5">used</text:span><text:span text:style-name="T82_6"><text:s/></text:span><text:span text:style-name="T82_7">to</text:span><text:span text:style-name="T82_8"><text:s/></text:span><text:span text:style-name="T82_9">generate</text:span><text:span text:style-name="T82_10"><text:s/></text:span><text:span text:style-name="T82_11">preview</text:span><text:span text:style-name="T82_12"><text:s/></text:span><text:span text:style-name="T82_13">images</text:span><text:span text:style-name="T82_14"><text:s/></text:span><text:span text:style-name="T82_15">on</text:span><text:span text:style-name="T82_16"><text:s/></text:span><text:span text:style-name="T82_17">the</text:span><text:span text:style-name="T82_18"><text:s/></text:span><text:span text:style-name="T82_19">fly</text:span><text:span text:style-name="T82_20"><text:s/></text:span><text:span text:style-name="T82_21">while</text:span><text:span text:style-name="T82_22"><text:s/></text:span><text:span text:style-name="T82_23">filters</text:span><text:span text:style-name="T82_24"><text:s/></text:span><text:span text:style-name="T82_25">are</text:span><text:span text:style-name="T82_26"><text:s/></text:span><text:span text:style-name="T82_27">being</text:span><text:span text:style-name="T82_28"><text:s/></text:span><text:span text:style-name="T82_29">added</text:span><text:span text:style-name="T82_30"><text:s/></text:span><text:span text:style-name="T82_31">or</text:span><text:span text:style-name="T82_32"><text:s/></text:span><text:span text:style-name="T82_33">changed</text:span><text:span text:style-name="T82_34"><text:s/></text:span><text:span text:style-name="T82_35">should</text:span><text:span text:style-name="T82_36"><text:s/></text:span><text:span text:style-name="T82_37">be</text:span><text:span text:style-name="T82_38"><text:s/></text:span><text:span text:style-name="T82_39">swift</text:span><text:span text:style-name="T82_40"><text:s/></text:span><text:span text:style-name="T82_41">and</text:span><text:span text:style-name="T82_42"><text:s/></text:span><text:span text:style-name="T82_43">not</text:span><text:span text:style-name="T82_44"><text:s/></text:span><text:span text:style-name="T82_45">slow</text:span><text:span text:style-name="T82_46"><text:s/></text:span><text:span text:style-name="T82_47">down</text:span><text:span text:style-name="T82_48"><text:s/></text:span><text:span text:style-name="T82_49">the</text:span><text:span text:style-name="T82_50"><text:s/></text:span><text:span text:style-name="T82_51">application</text:span><text:span text:style-name="T82_52"><text:s/>(</text:span><text:span text:style-name="T82_53">multi</text:span><text:span text:style-name="T82_54">-</text:span><text:span text:style-name="T82_55">threading</text:span><text:span text:style-name="T82_56">).</text:span></text:p>
      <text:p text:style-name="P83"/>
      <text:p text:style-name="P84"><text:span text:style-name="T84_1">Speed</text:span><text:span text:style-name="T84_2"><text:s/></text:span><text:span text:style-name="T84_3">tests</text:span><text:span text:style-name="T84_4"><text:s/></text:span><text:span text:style-name="T84_5">of</text:span><text:span text:style-name="T84_6"><text:s/></text:span><text:span text:style-name="T84_7">the</text:span><text:span text:style-name="T84_8"><text:s/></text:span><text:span text:style-name="T84_9">final</text:span><text:span text:style-name="T84_10"><text:s/></text:span><text:span text:style-name="T84_11">step</text:span><text:span text:style-name="T84_12">,<text:s/></text:span><text:span text:style-name="T84_13">rendering</text:span><text:span text:style-name="T84_14"><text:s/></text:span><text:span text:style-name="T84_15">of</text:span><text:span text:style-name="T84_16"><text:s/></text:span><text:span text:style-name="T84_17">resulting</text:span><text:span text:style-name="T84_18"><text:s/></text:span><text:span text:style-name="T84_19">images</text:span><text:span text:style-name="T84_20">,<text:s/></text:span><text:span text:style-name="T84_21">will</text:span><text:span text:style-name="T84_22"><text:s/></text:span><text:span text:style-name="T84_23">be</text:span><text:span text:style-name="T84_24"><text:s/></text:span><text:span text:style-name="T84_25">conducted</text:span><text:span text:style-name="T84_26"><text:s/></text:span><text:span text:style-name="T84_27">in</text:span><text:span text:style-name="T84_28"><text:s/></text:span><text:span text:style-name="T84_29">the</text:span><text:span text:style-name="T84_30"><text:s/></text:span><text:span text:style-name="T84_31">end</text:span><text:span text:style-name="T84_32"><text:s/></text:span><text:span text:style-name="T84_33">by</text:span><text:span text:style-name="T84_34"><text:s/></text:span><text:span text:style-name="T84_35">applying</text:span><text:span text:style-name="T84_36"><text:s/></text:span><text:span text:style-name="T84_37">several</text:span><text:span text:style-name="T84_38"><text:s/></text:span><text:span text:style-name="T84_39">filters</text:span><text:span text:style-name="T84_40"><text:s/></text:span><text:span text:style-name="T84_41">to</text:span><text:span text:style-name="T84_42"><text:s/></text:span><text:span text:style-name="T84_43">large</text:span><text:span text:style-name="T84_44"><text:s/></text:span><text:span text:style-name="T84_45">quantities</text:span><text:span text:style-name="T84_46"><text:s/></text:span><text:span text:style-name="T84_47">of</text:span><text:span text:style-name="T84_48"><text:s/></text:span><text:span text:style-name="T84_49">large</text:span><text:span text:style-name="T84_50"><text:s/></text:span><text:span text:style-name="T84_51">images</text:span><text:span text:style-name="T84_52">.<text:s/></text:span><text:span text:style-name="T84_53">This</text:span><text:span text:style-name="T84_54"><text:s/></text:span><text:span text:style-name="T84_55">will</text:span><text:span text:style-name="T84_56"><text:s/></text:span><text:span text:style-name="T84_57">be</text:span><text:span text:style-name="T84_58"><text:s/></text:span><text:span text:style-name="T84_59">included</text:span><text:span text:style-name="T84_60"><text:s/></text:span><text:span text:style-name="T84_61">in</text:span><text:span text:style-name="T84_62"><text:s/></text:span><text:span text:style-name="T84_63">the</text:span><text:span text:style-name="T84_64"><text:s/></text:span><text:span text:style-name="T84_65">documentation</text:span><text:span text:style-name="T84_66">.</text:span></text:p>
      <text:p text:style-name="P85"/>
      <text:p text:style-name="P86"><text:span text:style-name="T86_1">2.3.4<text:s/></text:span><text:span text:style-name="T86_2">Supportability</text:span></text:p>
      <text:p text:style-name="P87"/>
      <text:p text:style-name="P88"><text:span text:style-name="T88_1">Import</text:span><text:span text:style-name="T88_2"><text:s/></text:span><text:span text:style-name="T88_3">of</text:span><text:span text:style-name="T88_4"><text:s/></text:span><text:span text:style-name="T88_5">PNG</text:span><text:span text:style-name="T88_6">,<text:s/></text:span><text:span text:style-name="T88_7">JPG</text:span><text:span text:style-name="T88_8">,<text:s/></text:span><text:span text:style-name="T88_9">BMP</text:span><text:span text:style-name="T88_10">,<text:s/></text:span><text:span text:style-name="T88_11">GIF</text:span><text:span text:style-name="T88_12">,<text:s/></text:span><text:span text:style-name="T88_13">possibly</text:span><text:span text:style-name="T88_14"><text:s/></text:span><text:span text:style-name="T88_15">TIFF</text:span><text:span text:style-name="T88_16"><text:s/></text:span><text:span text:style-name="T88_17">and</text:span><text:span text:style-name="T88_18"><text:s/></text:span><text:span text:style-name="T88_19">RAW</text:span><text:span text:style-name="T88_20"><text:s/></text:span><text:span text:style-name="T88_21">should</text:span><text:span text:style-name="T88_22"><text:s/></text:span><text:span text:style-name="T88_23">be</text:span><text:span text:style-name="T88_24"><text:s/></text:span><text:span text:style-name="T88_25">supported</text:span><text:span text:style-name="T88_26">.<text:s/></text:span><text:span text:style-name="T88_27">Exporting</text:span><text:span text:style-name="T88_28"><text:s/></text:span><text:span text:style-name="T88_29">to</text:span><text:span text:style-name="T88_30"><text:s/></text:span><text:span text:style-name="T88_31">these</text:span><text:span text:style-name="T88_32"><text:s/></text:span><text:span text:style-name="T88_33">formats</text:span><text:span text:style-name="T88_34"><text:s/></text:span><text:span text:style-name="T88_35">should</text:span><text:span text:style-name="T88_36"><text:s/></text:span><text:span text:style-name="T88_37">also</text:span><text:span text:style-name="T88_38"><text:s/></text:span><text:span text:style-name="T88_39">be</text:span><text:span text:style-name="T88_40"><text:s/></text:span><text:span text:style-name="T88_41">supported</text:span><text:span text:style-name="T88_42">,<text:s/></text:span><text:span text:style-name="T88_43">however</text:span><text:span text:style-name="T88_44"><text:s/></text:span><text:span text:style-name="T88_45">with</text:span><text:span text:style-name="T88_46"><text:s/></text:span><text:span text:style-name="T88_47">no</text:span><text:span text:style-name="T88_48"><text:s/></text:span><text:span text:style-name="T88_49">format</text:span><text:span text:style-name="T88_50"><text:s/></text:span><text:span text:style-name="T88_51">settings</text:span><text:span text:style-name="T88_52">.</text:span></text:p>
      <text:p text:style-name="P89"/>
      <text:p text:style-name="P90"><text:span text:style-name="T90_1">2.3.5<text:s/></text:span><text:span text:style-name="T90_2">Implementation</text:span><text:span text:style-name="T90_3"><text:s/></text:span></text:p>
      <text:p text:style-name="P91"/>
      <text:p text:style-name="P92"><text:span text:style-name="T92_1">The</text:span><text:span text:style-name="T92_2"><text:s/></text:span><text:span text:style-name="T92_3">Java</text:span><text:span text:style-name="T92_4"><text:s/></text:span><text:span text:style-name="T92_5">Runtime</text:span><text:span text:style-name="T92_6"><text:s/></text:span><text:span text:style-name="T92_7">Environment</text:span><text:span text:style-name="T92_8"><text:s/>(</text:span><text:span text:style-name="T92_9">JRE</text:span><text:span text:style-name="T92_10">)<text:s/></text:span><text:span text:style-name="T92_11">will</text:span><text:span text:style-name="T92_12"><text:s/></text:span><text:span text:style-name="T92_13">be</text:span><text:span text:style-name="T92_14"><text:s/></text:span><text:span text:style-name="T92_15">needed</text:span><text:span text:style-name="T92_16"><text:s/></text:span><text:span text:style-name="T92_17">to</text:span><text:span text:style-name="T92_18"><text:s/></text:span><text:span text:style-name="T92_19">run</text:span><text:span text:style-name="T92_20"><text:s/></text:span><text:span text:style-name="T92_21">PlatyPix</text:span><text:span text:style-name="T92_22">.</text:span></text:p>
      <text:p text:style-name="P93"/>
      <text:p text:style-name="P94"><text:span text:style-name="T94_1">2.3.6<text:s/></text:span><text:span text:style-name="T94_2">Verification</text:span></text:p>
      <text:p text:style-name="P95"/>
      <text:p text:style-name="P96"><text:span text:style-name="T96_1">All</text:span><text:span text:style-name="T96_2"><text:s/></text:span><text:span text:style-name="T96_3">written</text:span><text:span text:style-name="T96_4"><text:s/></text:span><text:span text:style-name="T96_5">down</text:span><text:span text:style-name="T96_6"><text:s/></text:span><text:span text:style-name="T96_7">use</text:span><text:span text:style-name="T96_8"><text:s/></text:span><text:span text:style-name="T96_9">cases</text:span><text:span text:style-name="T96_10"><text:s/></text:span><text:span text:style-name="T96_11">will</text:span><text:span text:style-name="T96_12"><text:s/></text:span><text:span text:style-name="T96_13">be</text:span><text:span text:style-name="T96_14"><text:s/></text:span><text:span text:style-name="T96_15">subject</text:span><text:span text:style-name="T96_16"><text:s/></text:span><text:span text:style-name="T96_17">to</text:span><text:span text:style-name="T96_18"><text:s/></text:span><text:span text:style-name="T96_19">manual</text:span><text:span text:style-name="T96_20"><text:s/></text:span><text:span text:style-name="T96_21">or</text:span><text:span text:style-name="T96_22"><text:s/></text:span><text:span text:style-name="T96_23">automated</text:span><text:span text:style-name="T96_24"><text:s/></text:span><text:span text:style-name="T96_25">tests</text:span><text:span text:style-name="T96_26"><text:s/>(</text:span><text:span text:style-name="T96_27">where</text:span><text:span text:style-name="T96_28"><text:s/></text:span><text:span text:style-name="T96_29">possible</text:span><text:span text:style-name="T96_30">).<text:s/></text:span><text:span text:style-name="T96_31">This</text:span><text:span text:style-name="T96_32"><text:s/></text:span><text:span text:style-name="T96_33">will</text:span><text:span text:style-name="T96_34"><text:s/></text:span><text:span text:style-name="T96_35">be</text:span><text:span text:style-name="T96_36"><text:s/></text:span><text:span text:style-name="T96_37">included</text:span><text:span text:style-name="T96_38"><text:s/></text:span><text:span text:style-name="T96_39">in</text:span><text:span text:style-name="T96_40"><text:s/></text:span><text:span text:style-name="T96_41">the</text:span><text:span text:style-name="T96_42"><text:s/></text:span><text:span text:style-name="T96_43">documentation</text:span><text:span text:style-name="T96_44">.</text:span></text:p>
      <text:p text:style-name="P97"/>
      <text:p text:style-name="P98"><text:span text:style-name="T98_1">2.3.7<text:s/></text:span><text:span text:style-name="T98_2">Packaging</text:span><text:span text:style-name="T98_3"><text:s/></text:span><text:span text:style-name="T98_4">and</text:span><text:span text:style-name="T98_5"><text:s/></text:span><text:span text:style-name="T98_6">installation</text:span></text:p>
      <text:p text:style-name="P99"/>
      <text:p text:style-name="P100"><text:span text:style-name="T100_1">PlatyPix</text:span><text:span text:style-name="T100_2"><text:s/></text:span><text:span text:style-name="T100_3">will</text:span><text:span text:style-name="T100_4"><text:s/></text:span><text:span text:style-name="T100_5">be</text:span><text:span text:style-name="T100_6"><text:s/></text:span><text:span text:style-name="T100_7">delivered</text:span><text:span text:style-name="T100_8"><text:s/></text:span><text:span text:style-name="T100_9">as</text:span><text:span text:style-name="T100_10"><text:s/></text:span><text:span text:style-name="T100_11">a</text:span><text:span text:style-name="T100_12"><text:s/>.</text:span><text:span text:style-name="T100_13">zip</text:span><text:span text:style-name="T100_14">-</text:span><text:span text:style-name="T100_15">file</text:span><text:span text:style-name="T100_16"><text:s/></text:span><text:span text:style-name="T100_17">containing</text:span><text:span text:style-name="T100_18">:</text:span></text:p>
      <text:p text:style-name="P101"/>
      <text:list text:style-name="LS2" xml:id="list15">
        <text:list-item>
          <text:p text:style-name="P102"><text:span text:style-name="T102_1">Application</text:span><text:span text:style-name="T102_2"><text:s/></text:span><text:span text:style-name="T102_3">code</text:span><text:span text:style-name="T102_4"><text:s/>(</text:span><text:span text:style-name="T102_5">executable</text:span><text:span text:style-name="T102_6"><text:s/>.</text:span><text:span text:style-name="T102_7">jar</text:span><text:span text:style-name="T102_8"><text:s/></text:span><text:span text:style-name="T102_9">file</text:span><text:span text:style-name="T102_10">)</text:span></text:p>
        </text:list-item>
        <text:list-item>
          <text:p text:style-name="P103"><text:span text:style-name="T103_1">Folders</text:span><text:span text:style-name="T103_2"><text:s/></text:span><text:span text:style-name="T103_3">for</text:span><text:span text:style-name="T103_4"><text:s/></text:span><text:span text:style-name="T103_5">resources</text:span><text:span text:style-name="T103_6">,<text:s/></text:span><text:span text:style-name="T103_7">etc</text:span><text:span text:style-name="T103_8">.</text:span></text:p>
        </text:list-item>
        <text:list-item>
          <text:p text:style-name="P104"><text:span text:style-name="T104_1">Scripts</text:span><text:span text:style-name="T104_2"><text:s/></text:span><text:span text:style-name="T104_3">to</text:span><text:span text:style-name="T104_4"><text:s/></text:span><text:span text:style-name="T104_5">start</text:span><text:span text:style-name="T104_6"><text:s/></text:span><text:span text:style-name="T104_7">the</text:span><text:span text:style-name="T104_8"><text:s/></text:span><text:span text:style-name="T104_9">application</text:span><text:span text:style-name="T104_10"><text:s/></text:span><text:span text:style-name="T104_11">on</text:span><text:span text:style-name="T104_12"><text:s/></text:span><text:span text:style-name="T104_13">different</text:span><text:span text:style-name="T104_14"><text:s/></text:span><text:span text:style-name="T104_15">platforms</text:span><text:span text:style-name="T104_16">.</text:span></text:p>
        </text:list-item>
        <text:list-item>
          <text:p text:style-name="P105"><text:span text:style-name="T105_1">README</text:span><text:span text:style-name="T105_2">-</text:span><text:span text:style-name="T105_3">file</text:span><text:span text:style-name="T105_4"><text:s/></text:span><text:span text:style-name="T105_5">with</text:span><text:span text:style-name="T105_6"><text:s/></text:span><text:span text:style-name="T105_7">startup</text:span><text:span text:style-name="T105_8"><text:s/></text:span><text:span text:style-name="T105_9">instructions</text:span><text:span text:style-name="T105_10">.</text:span></text:p>
        </text:list-item>
      </text:list>
      <text:p text:style-name="P106"/>
      <text:p text:style-name="P107"><text:span text:style-name="T107_1">2.3.8<text:s/></text:span><text:span text:style-name="T107_2">Legal</text:span><text:span text:style-name="T107_3"><text:s/></text:span></text:p>
      <text:p text:style-name="P108"/>
      <text:p text:style-name="P109"><text:span text:style-name="T109_1">NA</text:span></text:p>
      <text:p text:style-name="P110"/>
      <text:p text:style-name="P111"/>
      <text:p text:style-name="P112"><text:span text:style-name="T112_1">2.4<text:s/></text:span><text:span text:style-name="T112_2">Application</text:span><text:span text:style-name="T112_3"><text:s/></text:span><text:span text:style-name="T112_4">models</text:span></text:p>
      <text:p text:style-name="P113"/>
      <text:p text:style-name="P114"><text:span text:style-name="T114_1">Here</text:span><text:span text:style-name="T114_2"><text:s/></text:span><text:span text:style-name="T114_3">we</text:span><text:span text:style-name="T114_4"><text:s/></text:span><text:span text:style-name="T114_5">present</text:span><text:span text:style-name="T114_6"><text:s/></text:span><text:span text:style-name="T114_7">an</text:span><text:span text:style-name="T114_8"><text:s/></text:span><text:span text:style-name="T114_9">analysis</text:span><text:span text:style-name="T114_10"><text:s/></text:span><text:span text:style-name="T114_11">of</text:span><text:span text:style-name="T114_12"><text:s/></text:span><text:span text:style-name="T114_13">the</text:span><text:span text:style-name="T114_14"><text:s/></text:span><text:span text:style-name="T114_15">domain</text:span><text:span text:style-name="T114_16"><text:s/></text:span><text:span text:style-name="T114_17">and</text:span><text:span text:style-name="T114_18"><text:s/></text:span><text:span text:style-name="T114_19">the</text:span><text:span text:style-name="T114_20"><text:s/></text:span><text:span text:style-name="T114_21">functionality</text:span><text:span text:style-name="T114_22"><text:s/></text:span><text:span text:style-name="T114_23">of</text:span><text:span text:style-name="T114_24"><text:s/></text:span><text:span text:style-name="T114_25">the</text:span><text:span text:style-name="T114_26"><text:s/></text:span><text:span text:style-name="T114_27">application</text:span><text:span text:style-name="T114_28"><text:s/></text:span></text:p>
      <text:p text:style-name="P115"/>
      <text:p text:style-name="P116"><text:span text:style-name="T116_1">2.4.1<text:s/></text:span><text:span text:style-name="T116_2">Scenarios</text:span><text:span text:style-name="T116_3"><text:s/></text:span></text:p>
      <text:p text:style-name="P117"/>
      <text:p text:style-name="P118"><text:span text:style-name="T118_1">NA</text:span></text:p>
      <text:p text:style-name="P119"/>
      <text:p text:style-name="P120"><text:span text:style-name="T120_1">2.4.2<text:s/></text:span><text:span text:style-name="T120_2">Use</text:span><text:span text:style-name="T120_3"><text:s/></text:span><text:span text:style-name="T120_4">case</text:span><text:span text:style-name="T120_5"><text:s/></text:span><text:span text:style-name="T120_6">model</text:span><text:span text:style-name="T120_7"><text:s/></text:span></text:p>
      <text:p text:style-name="P121"/>
      <text:p text:style-name="P122"><text:span text:style-name="T122_1">See</text:span><text:span text:style-name="T122_2"><text:s/></text:span><text:span text:style-name="T122_3">APPENDIX</text:span><text:span text:style-name="T122_4"><text:s/>1.</text:span></text:p>
      <text:p text:style-name="P123"/>
      <text:p text:style-name="P124"><text:span text:style-name="T124_1"><text:s text:c="2"/></text:span><text:span text:style-name="T124_2">Use</text:span><text:span text:style-name="T124_3"><text:s/></text:span><text:span text:style-name="T124_4">cases</text:span><text:span text:style-name="T124_5"><text:s/></text:span><text:span text:style-name="T124_6">priority</text:span></text:p>
      <text:list text:style-name="LS3" xml:id="list19">
        <text:list-item>
          <text:p text:style-name="P125"><text:span text:style-name="T125_1">Load</text:span><text:span text:style-name="T125_2"><text:s/></text:span><text:span text:style-name="T125_3">images</text:span></text:p>
        </text:list-item>
        <text:list-item>
          <text:p text:style-name="P126"><text:span text:style-name="T126_1">Add</text:span><text:span text:style-name="T126_2"><text:s/></text:span><text:span text:style-name="T126_3">filter</text:span></text:p>
        </text:list-item>
        <text:list-item>
          <text:p text:style-name="P127"><text:span text:style-name="T127_1">Change</text:span><text:span text:style-name="T127_2"><text:s/></text:span><text:span text:style-name="T127_3">values</text:span><text:span text:style-name="T127_4"><text:s/></text:span><text:span text:style-name="T127_5">on</text:span><text:span text:style-name="T127_6"><text:s/></text:span><text:span text:style-name="T127_7">filter</text:span></text:p>
        </text:list-item>
        <text:list-item>
          <text:p text:style-name="P128"><text:span text:style-name="T128_1">Save</text:span><text:span text:style-name="T128_2"><text:s/></text:span><text:span text:style-name="T128_3">images</text:span></text:p>
        </text:list-item>
        <text:list-item>
          <text:p text:style-name="P129"><text:span text:style-name="T129_1">Import</text:span><text:span text:style-name="T129_2"><text:s/></text:span><text:span text:style-name="T129_3">filter</text:span></text:p>
        </text:list-item>
        <text:list-item>
          <text:p text:style-name="P130"><text:span text:style-name="T130_1">Apply</text:span><text:span text:style-name="T130_2"><text:s/></text:span><text:span text:style-name="T130_3">filter</text:span><text:span text:style-name="T130_4"><text:s/></text:span><text:span text:style-name="T130_5">on</text:span><text:span text:style-name="T130_6"><text:s/></text:span><text:span text:style-name="T130_7">preview</text:span><text:span text:style-name="T130_8"><text:s/></text:span><text:span text:style-name="T130_9">image</text:span></text:p>
        </text:list-item>
        <text:list-item>
          <text:p text:style-name="P131"><text:span text:style-name="T131_1">Save</text:span><text:span text:style-name="T131_2"><text:s/></text:span><text:span text:style-name="T131_3">preset</text:span></text:p>
        </text:list-item>
        <text:list-item>
          <text:p text:style-name="P132"><text:span text:style-name="T132_1">Load</text:span><text:span text:style-name="T132_2"><text:s/></text:span><text:span text:style-name="T132_3">preset</text:span></text:p>
        </text:list-item>
      </text:list>
      <text:p text:style-name="P133"/>
      <text:p text:style-name="P134"/>
      <text:p text:style-name="P135"><text:span text:style-name="T135_1">2.4.3<text:s/></text:span><text:span text:style-name="T135_2">Static</text:span><text:span text:style-name="T135_3"><text:s/></text:span><text:span text:style-name="T135_4">model</text:span><text:span text:style-name="T135_5"><text:s/></text:span></text:p>
      <text:p text:style-name="P136"/>
      <text:p text:style-name="P137"><text:span text:style-name="T137_1">See</text:span><text:span text:style-name="T137_2"><text:s/></text:span><text:span text:style-name="T137_3">APPENDIX</text:span><text:span text:style-name="T137_4"><text:s/>2.</text:span></text:p>
      <text:p text:style-name="P138"/>
      <text:p text:style-name="P139"><text:span text:style-name="T139_1">2.4.4<text:s/></text:span><text:span text:style-name="T139_2">Dynamic</text:span><text:span text:style-name="T139_3"><text:s/></text:span><text:span text:style-name="T139_4">model</text:span></text:p>
      <text:p text:style-name="P140"/>
      <text:p text:style-name="P141"><text:span text:style-name="T141_1">See</text:span><text:span text:style-name="T141_2"><text:s/></text:span><text:span text:style-name="T141_3">APPENDIX</text:span><text:span text:style-name="T141_4"><text:s/>3.</text:span></text:p>
      <text:p text:style-name="P142"/>
      <text:p text:style-name="P143"><text:span text:style-name="T143_1">2.4.5<text:s/></text:span><text:span text:style-name="T143_2">User</text:span><text:span text:style-name="T143_3"><text:s/></text:span><text:span text:style-name="T143_4">interface</text:span><text:span text:style-name="T143_5"><text:s/></text:span></text:p>
      <text:p text:style-name="P144"/>
      <text:p text:style-name="P145"><text:span text:style-name="T145_1">See</text:span><text:span text:style-name="T145_2"><text:s/></text:span><text:span text:style-name="T145_3">APPENDIX</text:span><text:span text:style-name="T145_4"><text:s/>4.</text:span></text:p>
      <text:p text:style-name="P146"/>
      <text:p text:style-name="P147"><text:span text:style-name="T147_1">2.5<text:s/></text:span><text:span text:style-name="T147_2">Possible</text:span><text:span text:style-name="T147_3"><text:s/></text:span><text:span text:style-name="T147_4">future</text:span><text:span text:style-name="T147_5"><text:s/></text:span><text:span text:style-name="T147_6">directions</text:span><text:span text:style-name="T147_7"><text:s/></text:span></text:p>
      <text:p text:style-name="P148"/>
      <text:list text:style-name="LS4" xml:id="list27">
        <text:list-item>
          <text:p text:style-name="P149"><text:span text:style-name="T149_1">Upload</text:span><text:span text:style-name="T149_2"><text:s/></text:span><text:span text:style-name="T149_3">resulting</text:span><text:span text:style-name="T149_4"><text:s/></text:span><text:span text:style-name="T149_5">images</text:span><text:span text:style-name="T149_6"><text:s/></text:span><text:span text:style-name="T149_7">to</text:span><text:span text:style-name="T149_8"><text:s/></text:span><text:span text:style-name="T149_9">online</text:span><text:span text:style-name="T149_10"><text:s/></text:span><text:span text:style-name="T149_11">host</text:span></text:p>
        </text:list-item>
        <text:list-item>
          <text:p text:style-name="P150"/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LS_2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3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number>
    </text:list-style>
    <style:style style:name="LLS_4_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